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080000000804B398AF1D13287F.png" manifest:media-type="image/png"/>
  <manifest:file-entry manifest:full-path="Pictures/200000200000108A0000108AA3CE52805B3723AE.svm" manifest:media-type="image/x-svm"/>
  <manifest:file-entry manifest:full-path="Pictures/100000000000005E0000005E2AE0DE6D99012D7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Symbol1" svg:font-family="Symbol" style:font-charset="x-symbol"/>
    <style:font-face style:name="Symbol" svg:font-family="Symbol" style:font-adornments="Roman" style:font-charset="x-symbol"/>
    <style:font-face style:name="OpenSymbol3" svg:font-family="OpenSymbol" style:font-pitch="variable" style:font-charset="x-symbol"/>
    <style:font-face style:name="OpenSymbol2" svg:font-family="OpenSymbol" style:font-adornments="Oblique" style:font-pitch="variable" style:font-charset="x-symbol"/>
    <style:font-face style:name="OpenSymbol4" svg:font-family="OpenSymbol"/>
    <style:font-face style:name="OpenSymbol1" svg:font-family="OpenSymbol" style:font-adornments="Roman"/>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OpenSymbol" svg:font-family="OpenSymbol" style:font-adornments="Roman"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au1" style:family="table">
      <style:table-properties style:width="9.151cm" table:align="left"/>
    </style:style>
    <style:style style:name="Tableau1.A" style:family="table-column">
      <style:table-column-properties style:column-width="3.143cm"/>
    </style:style>
    <style:style style:name="Tableau1.B" style:family="table-column">
      <style:table-column-properties style:column-width="6.008cm"/>
    </style:style>
    <style:style style:name="Tableau1.A1" style:family="table-cell">
      <style:table-cell-properties fo:background-color="#ecf191" fo:padding-left="0cm" fo:padding-right="0cm" fo:padding-top="0.101cm" fo:padding-bottom="0.101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ecf191" fo:padding-left="0cm" fo:padding-right="0cm" fo:padding-top="0.101cm" fo:padding-bottom="0.101cm" fo:border="0.5pt solid #000000">
        <style:background-image/>
      </style:table-cell-properties>
    </style:style>
    <style:style style:name="Tableau1.2" style:family="table-row">
      <style:table-row-properties style:min-row-height="0.9cm"/>
    </style:style>
    <style:style style:name="Tableau1.A2"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B2"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3" style:family="table-row">
      <style:table-row-properties style:row-height="0.9cm"/>
    </style:style>
    <style:style style:name="Tableau1.A3"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B3"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A4"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B4"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A5"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B5"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A6"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1.B6" style:family="table-cell">
      <style:table-cell-properties style:vertical-align="" fo:padding-left="0cm" fo:padding-right="0cm" fo:padding-top="0.101cm" fo:padding-bottom="0.101cm" fo:border-left="0.5pt solid #000000" fo:border-right="0.5pt solid #000000" fo:border-top="none" fo:border-bottom="0.5pt solid #000000"/>
    </style:style>
    <style:style style:name="P1" style:family="paragraph" style:parent-style-name="_5f_En-tête">
      <style:text-properties officeooo:paragraph-rsid="0048eb52"/>
    </style:style>
    <style:style style:name="P2" style:family="paragraph" style:parent-style-name="_5f_En-tête">
      <style:text-properties officeooo:rsid="0013441a" officeooo:paragraph-rsid="004a7c95"/>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6"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3341e8"/>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Header">
      <style:text-properties fo:font-size="3pt" style:font-size-asian="4pt" style:font-size-complex="4pt"/>
    </style:style>
    <style:style style:name="P18" style:family="paragraph" style:parent-style-name="Header">
      <style:text-properties fo:font-size="14pt" style:font-size-asian="14pt" style:font-size-complex="14pt"/>
    </style:style>
    <style:style style:name="P19" style:family="paragraph" style:parent-style-name="Header">
      <style:paragraph-properties fo:text-align="end" style:justify-single-word="false"/>
      <style:text-properties fo:font-size="12pt" style:font-size-asian="12pt" style:font-size-complex="12pt"/>
    </style:style>
    <style:style style:name="P2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_5f_Paragraphe_20_livret_20_réponse_20_élève">
      <style:text-properties officeooo:paragraph-rsid="00479faa"/>
    </style:style>
    <style:style style:name="P26" style:family="paragraph" style:parent-style-name="_5f_Paragraphe_20_livret_20_réponse_20_élève">
      <style:paragraph-properties fo:text-align="center" style:justify-single-word="false"/>
      <style:text-properties officeooo:paragraph-rsid="00712357"/>
    </style:style>
    <style:style style:name="P27" style:family="paragraph" style:parent-style-name="_5f_Paragraphe_20_livret_20_réponse_20_élève">
      <style:paragraph-properties fo:margin-top="0cm" fo:margin-bottom="0.199cm" style:contextual-spacing="false" fo:text-align="center" style:justify-single-word="false"/>
      <style:text-properties officeooo:paragraph-rsid="00479faa"/>
    </style:style>
    <style:style style:name="P28" style:family="paragraph" style:parent-style-name="_5f_Paragraphe_20_livret_20_réponse_20_élève">
      <style:paragraph-properties fo:margin-top="0cm" fo:margin-bottom="0.199cm" style:contextual-spacing="false" fo:text-align="center" style:justify-single-word="false"/>
      <style:text-properties officeooo:paragraph-rsid="00712357"/>
    </style:style>
    <style:style style:name="P29" style:family="paragraph" style:parent-style-name="_5f_Paragraphe_20_livret_20_réponse_20_élève">
      <style:paragraph-properties fo:margin-top="0cm" fo:margin-bottom="0.199cm" style:contextual-spacing="false" fo:text-align="center" style:justify-single-word="false"/>
      <style:text-properties style:font-name="Bitstream Vera Sans1" fo:font-size="10pt" fo:font-style="normal" officeooo:paragraph-rsid="00479faa" style:font-size-asian="10pt" style:font-style-asian="normal" style:font-size-complex="10pt" style:font-style-complex="normal"/>
    </style:style>
    <style:style style:name="P30" style:family="paragraph" style:parent-style-name="_5f_Paragraphe_20_livret_20_réponse_20_élève">
      <style:paragraph-properties fo:margin-top="0cm" fo:margin-bottom="0.199cm" style:contextual-spacing="false"/>
      <style:text-properties officeooo:paragraph-rsid="00479faa"/>
    </style:style>
    <style:style style:name="P31" style:family="paragraph" style:parent-style-name="_5f_Paragraphe_20_livret_20_réponse_20_élève">
      <style:paragraph-properties fo:break-before="column"/>
      <style:text-properties officeooo:paragraph-rsid="00479faa"/>
    </style:style>
    <style:style style:name="P32" style:family="paragraph" style:parent-style-name="FILET_5f_POINTILLES">
      <style:text-properties fo:font-variant="normal" fo:text-transform="none" fo:font-style="normal" officeooo:paragraph-rsid="00589838"/>
    </style:style>
    <style:style style:name="P33" style:family="paragraph" style:parent-style-name="FILET_5f_POINTILLES">
      <style:text-properties officeooo:paragraph-rsid="00712357"/>
    </style:style>
    <style:style style:name="P34" style:family="paragraph" style:parent-style-name="FILET_5f_POINTILLES">
      <style:text-properties officeooo:paragraph-rsid="0072459b"/>
    </style:style>
    <style:style style:name="P35" style:family="paragraph" style:parent-style-name="_5f_Paragraphe_20_livret_20_réponse_20_élève">
      <style:paragraph-properties fo:margin-top="0cm" fo:margin-bottom="0cm" style:contextual-spacing="false" fo:text-align="center" style:justify-single-word="false"/>
    </style:style>
    <style:style style:name="P36" style:family="paragraph" style:parent-style-name="_5f_Paragraphe_20_livret_20_réponse_20_élève">
      <style:paragraph-properties fo:margin-top="0cm" fo:margin-bottom="0cm" style:contextual-spacing="false" fo:text-align="center" style:justify-single-word="false"/>
      <style:text-properties officeooo:paragraph-rsid="00589838"/>
    </style:style>
    <style:style style:name="P37" style:family="paragraph" style:parent-style-name="_5f_Paragraphe_20_livret_20_réponse_20_élève">
      <style:paragraph-properties fo:margin-top="0cm" fo:margin-bottom="0cm" style:contextual-spacing="false" fo:line-height="100%" fo:text-align="center" style:justify-single-word="false"/>
    </style:style>
    <style:style style:name="P38" style:family="paragraph" style:parent-style-name="_5f_Paragraphe_20_livret_20_réponse_20_pointillé">
      <style:paragraph-properties fo:margin-top="0cm" fo:margin-bottom="0cm" style:contextual-spacing="false" fo:line-height="100%" fo:text-align="center" style:justify-single-word="false"/>
      <style:text-properties officeooo:paragraph-rsid="005d7549"/>
    </style:style>
    <style:style style:name="P39" style:family="paragraph" style:parent-style-name="_5f_Paragraphe_20_livret_20_réponse_20_pointillé">
      <style:paragraph-properties fo:margin-top="0cm" fo:margin-bottom="0cm" style:contextual-spacing="false" fo:line-height="100%" fo:text-align="center" style:justify-single-word="false"/>
      <style:text-properties officeooo:paragraph-rsid="0062ff06"/>
    </style:style>
    <style:style style:name="P40" style:family="paragraph" style:parent-style-name="_5f_Paragraphe_20_livret_20_réponse_20_pointillé">
      <style:paragraph-properties fo:margin-top="0cm" fo:margin-bottom="0cm" style:contextual-spacing="false" fo:line-height="100%"/>
      <style:text-properties officeooo:paragraph-rsid="0062ff06"/>
    </style:style>
    <style:style style:name="P41" style:family="paragraph" style:parent-style-name="_5f_Paragraphe_20_livret_20_réponse_20_élève">
      <style:paragraph-properties fo:margin-top="0.101cm" fo:margin-bottom="0.101cm" style:contextual-spacing="false" fo:line-height="100%" fo:text-align="center" style:justify-single-word="false"/>
    </style:style>
    <style:style style:name="P42" style:family="paragraph" style:parent-style-name="_5f_Paragraphe_20_livret_20_réponse_20_élève">
      <style:paragraph-properties fo:margin-top="0.101cm" fo:margin-bottom="0.101cm" style:contextual-spacing="false" fo:line-height="100%" fo:text-align="center" style:justify-single-word="false"/>
      <style:text-properties officeooo:paragraph-rsid="0062ff06"/>
    </style:style>
    <style:style style:name="P43" style:family="paragraph" style:parent-style-name="Table_20_Contents">
      <style:paragraph-properties fo:text-align="center" style:justify-single-word="false"/>
      <style:text-properties fo:font-variant="normal" fo:text-transform="none" fo:font-size="9pt" fo:font-style="normal" fo:font-weight="bold" style:font-size-asian="9pt" style:font-size-complex="9pt"/>
    </style:style>
    <style:style style:name="P44" style:family="paragraph" style:parent-style-name="FILET_5f_POINTILLES">
      <loext:graphic-properties draw:fill="none" draw:fill-color="#729fcf"/>
      <style:paragraph-properties fo:margin-left="0cm" fo:margin-right="3.2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712357"/>
    </style:style>
    <style:style style:name="P45" style:family="paragraph" style:parent-style-name="FILET_5f_POINTILLES" style:master-page-name="">
      <style:paragraph-properties style:page-number="auto"/>
      <style:text-properties officeooo:paragraph-rsid="00712357"/>
    </style:style>
    <style:style style:name="P46" style:family="paragraph" style:parent-style-name="_5f_Paragraphe_20_livret_20_réponse_20_pointillé">
      <style:paragraph-properties fo:margin-top="0.199cm" fo:margin-bottom="0cm" style:contextual-spacing="false" fo:line-height="100%" fo:text-align="center" style:justify-single-word="false"/>
      <style:text-properties officeooo:paragraph-rsid="005d7549"/>
    </style:style>
    <style:style style:name="P47" style:family="paragraph" style:parent-style-name="Exo_5f_Num" style:master-page-name="_5f_Fiche_20_éditeur_20_série_20_2_20_une_20_colonne_20_impaire_20__28_G_29_">
      <style:paragraph-properties fo:margin-top="1cm" fo:margin-bottom="0.101cm" style:contextual-spacing="false" style:page-number="40" fo:break-before="auto" fo:break-after="auto"/>
    </style:style>
    <style:style style:name="P48" style:family="paragraph" style:parent-style-name="FILET_5f_POINTILLES" style:list-style-name="liste_5f_abc">
      <style:text-properties officeooo:paragraph-rsid="00722d9d"/>
    </style:style>
    <style:style style:name="P49" style:family="paragraph" style:parent-style-name="FILET_5f_POINTILLES">
      <style:text-properties officeooo:paragraph-rsid="00788243"/>
    </style:style>
    <style:style style:name="P50" style:family="paragraph" style:parent-style-name="FILET_5f_POINTILLES" style:master-page-name="">
      <loext:graphic-properties draw:fill="none" draw:fill-color="#729fcf"/>
      <style:paragraph-properties fo:margin-left="2.799cm" fo:margin-right="0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788243"/>
    </style:style>
    <style:style style:name="P51" style:family="paragraph" style:parent-style-name="Standard" style:list-style-name="_5f_Numérotation_20_des_20_exercices_20_livrets">
      <style:paragraph-properties fo:margin-top="0cm" fo:margin-bottom="0.199cm" style:contextual-spacing="false" style:shadow="none"/>
      <style:text-properties officeooo:paragraph-rsid="00479faa"/>
    </style:style>
    <style:style style:name="P52" style:family="paragraph" style:parent-style-name="Standard" style:list-style-name="_5f_Numérotation_20_des_20_exercices_20_livrets">
      <style:paragraph-properties fo:margin-top="0cm" fo:margin-bottom="0.199cm" style:contextual-spacing="false" fo:text-align="center" style:justify-single-word="false"/>
      <style:text-properties officeooo:paragraph-rsid="00630011"/>
    </style:style>
    <style:style style:name="P53" style:family="paragraph" style:parent-style-name="Text_20_body" style:list-style-name="liste_5f_abc">
      <style:paragraph-properties fo:margin-top="0cm" fo:margin-bottom="0cm" style:contextual-spacing="false"/>
      <style:text-properties officeooo:paragraph-rsid="006a21e1"/>
    </style:style>
    <style:style style:name="P54" style:family="paragraph" style:parent-style-name="Text_20_body" style:list-style-name="liste_5f_abc">
      <style:paragraph-properties fo:margin-top="0.199cm" fo:margin-bottom="0cm" style:contextual-spacing="false"/>
      <style:text-properties officeooo:paragraph-rsid="0055444f"/>
    </style:style>
    <style:style style:name="P55" style:family="paragraph" style:parent-style-name="Text_20_body" style:list-style-name="liste_5f_abc">
      <style:paragraph-properties fo:margin-top="0.199cm" fo:margin-bottom="0cm" style:contextual-spacing="false"/>
      <style:text-properties officeooo:paragraph-rsid="00589838"/>
    </style:style>
    <style:style style:name="P56" style:family="paragraph" style:parent-style-name="Text_20_body" style:list-style-name="liste_5f_abc">
      <style:paragraph-properties fo:margin-top="0.199cm" fo:margin-bottom="0cm" style:contextual-spacing="false"/>
      <style:text-properties officeooo:paragraph-rsid="0069718c"/>
    </style:style>
    <style:style style:name="P57" style:family="paragraph" style:parent-style-name="_5f_Paragraphe_20_livret_20_" style:list-style-name="liste_5f_abc"/>
    <style:style style:name="P58" style:family="paragraph" style:parent-style-name="_5f_Paragraphe_20_livret_20_" style:list-style-name="liste_5f_abc">
      <style:paragraph-properties fo:margin-top="0.199cm" fo:margin-bottom="0cm" style:contextual-spacing="false"/>
      <style:text-properties officeooo:paragraph-rsid="00479faa"/>
    </style:style>
    <style:style style:name="P59" style:family="paragraph" style:parent-style-name="_5f_Paragraphe_20_livret_20_" style:list-style-name="liste_5f_abc">
      <style:paragraph-properties fo:margin-top="0.199cm" fo:margin-bottom="0cm" style:contextual-spacing="false"/>
      <style:text-properties fo:font-variant="normal" fo:text-transform="none" fo:font-style="normal" officeooo:paragraph-rsid="00563b25"/>
    </style:style>
    <style:style style:name="P60" style:family="paragraph" style:parent-style-name="_5f_Paragraphe_20_livret_20_" style:list-style-name="liste_5f_abc">
      <style:paragraph-properties fo:margin-top="0.499cm" fo:margin-bottom="0cm" style:contextual-spacing="false" fo:line-height="0.43cm">
        <style:tab-stops/>
      </style:paragraph-properties>
      <style:text-properties officeooo:paragraph-rsid="00479faa"/>
    </style:style>
    <style:style style:name="P61" style:family="paragraph" style:parent-style-name="_5f_Paragraphe_20_livret_20_" style:list-style-name="liste_5f_abc">
      <style:paragraph-properties fo:margin-top="0cm" fo:margin-bottom="0cm" style:contextual-spacing="false"/>
      <style:text-properties fo:font-variant="normal" fo:text-transform="none" fo:font-style="normal" officeooo:paragraph-rsid="00563b25"/>
    </style:style>
    <style:style style:name="P62" style:family="paragraph" style:parent-style-name="_5f_Paragraphe_20_livret_20_" style:list-style-name="liste_5f_abc">
      <style:paragraph-properties fo:margin-top="0.099cm" fo:margin-bottom="0cm" style:contextual-spacing="false"/>
      <style:text-properties fo:font-variant="normal" fo:text-transform="none" fo:font-style="normal" officeooo:paragraph-rsid="00563b25"/>
    </style:style>
    <style:style style:name="P63" style:family="paragraph" style:parent-style-name="_5f_Paragraphe_20_livret_20_réponse_20_élève" style:list-style-name="_5f_Numérotation_20_des_20_exercices_20_livrets">
      <style:paragraph-properties fo:margin-top="0cm" fo:margin-bottom="0.199cm" style:contextual-spacing="false" fo:text-align="center" style:justify-single-word="false"/>
      <style:text-properties officeooo:paragraph-rsid="00479faa"/>
    </style:style>
    <style:style style:name="P64" style:family="paragraph" style:parent-style-name="_5f_Paragraphe_20_livret_20_réponse_20_élève" style:list-style-name="_5f_Numérotation_20_des_20_exercices_20_livrets">
      <style:paragraph-properties fo:margin-top="0cm" fo:margin-bottom="0.199cm" style:contextual-spacing="false" fo:text-align="center" style:justify-single-word="false"/>
      <style:text-properties officeooo:paragraph-rsid="00712357"/>
    </style:style>
    <style:style style:name="P65" style:family="paragraph" style:parent-style-name="_5f_Pied_20_de_20_page" style:list-style-name=""/>
    <style:style style:name="P66" style:family="paragraph" style:parent-style-name="_5f_Pied_20_de_20_page" style:list-style-name="">
      <style:paragraph-properties fo:text-align="end" style:justify-single-word="false"/>
    </style:style>
    <style:style style:name="P67" style:family="paragraph" style:parent-style-name="_5f_Pied_20_de_20_page">
      <style:paragraph-properties fo:text-align="end" style:justify-single-word="false"/>
    </style:style>
    <style:style style:name="P6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9" style:family="paragraph" style:parent-style-name="_5f_Titre_20_d_27_exercices_20_livret_20_sans_20_titre" style:list-style-name="Num_5f_Exo"/>
    <style:style style:name="P70" style:family="paragraph" style:parent-style-name="_5f_Titre_20_d_27_exercices_20_livret_20_sans_20_titre" style:list-style-name="Num_5f_Exo">
      <style:paragraph-properties fo:margin-top="0.6cm" fo:margin-bottom="0.199cm" style:contextual-spacing="false"/>
      <style:text-properties officeooo:paragraph-rsid="00630011"/>
    </style:style>
    <style:style style:name="P71" style:family="paragraph" style:parent-style-name="_5f_Titre_20_d_27_exercices_20_livret_20_sans_20_titre" style:list-style-name="liste_5f_abc">
      <style:paragraph-properties fo:margin-top="0.499cm" fo:margin-bottom="0cm" style:contextual-spacing="false" fo:text-align="justify" style:justify-single-word="false">
        <style:tab-stops/>
      </style:paragraph-properties>
      <style:text-properties officeooo:paragraph-rsid="00630011"/>
    </style:style>
    <style:style style:name="P72" style:family="paragraph" style:parent-style-name="_5f_Titre_20_d_27_exercices_20_livret_20_sans_20_titre" style:list-style-name="Num_5f_Exo">
      <style:paragraph-properties fo:margin-top="0.499cm" fo:margin-bottom="0cm" style:contextual-spacing="false"/>
      <style:text-properties officeooo:paragraph-rsid="005c25a7"/>
    </style:style>
    <style:style style:name="P73" style:family="paragraph" style:parent-style-name="_5f_Titre_20_d_27_exercices_20_livret_20_sans_20_titre" style:list-style-name="Num_5f_Exo">
      <style:paragraph-properties fo:margin-top="0.7cm" fo:margin-bottom="0.199cm" style:contextual-spacing="false">
        <style:tab-stops>
          <style:tab-stop style:position="3.944cm"/>
        </style:tab-stops>
      </style:paragraph-properties>
      <style:text-properties officeooo:paragraph-rsid="00563b25"/>
    </style:style>
    <style:style style:name="P74" style:family="paragraph">
      <loext:graphic-properties draw:fill="solid" draw:fill-color="#1ca2b8"/>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indent="0cm"/>
    </style:style>
    <style:style style:name="P7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P7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80"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6" style:family="paragraph">
      <style:paragraph-properties fo:text-align="center"/>
    </style:style>
    <style:style style:name="P8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89" style:family="paragraph">
      <loext:graphic-properties draw:fill="solid" draw:fill-color="#d7e12c"/>
    </style:style>
    <style:style style:name="T1" style:family="text">
      <style:text-properties officeooo:rsid="0048eb52"/>
    </style:style>
    <style:style style:name="T2" style:family="text">
      <style:text-properties fo:font-variant="small-caps"/>
    </style:style>
    <style:style style:name="T3"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variant="small-caps" fo:font-size="15pt" style:font-size-asian="15pt" style:font-size-complex="15pt"/>
    </style:style>
    <style:style style:name="T5" style:family="text">
      <style:text-properties fo:font-size="12pt" style:font-size-asian="12pt" style:font-size-complex="12pt"/>
    </style:style>
    <style:style style:name="T6" style:family="text">
      <style:text-properties fo:font-size="12pt" officeooo:rsid="0051d736" style:font-size-asian="12pt" style:font-size-complex="12pt"/>
    </style:style>
    <style:style style:name="T7" style:family="text">
      <style:text-properties fo:font-size="12pt" officeooo:rsid="005173a5" style:font-size-asian="12pt" style:font-size-complex="12pt"/>
    </style:style>
    <style:style style:name="T8" style:family="text">
      <style:text-properties fo:font-size="12pt" fo:letter-spacing="-0.004cm" style:font-size-asian="12pt" style:font-size-complex="12pt"/>
    </style:style>
    <style:style style:name="T9" style:family="text">
      <style:text-properties officeooo:rsid="0053b3e5"/>
    </style:style>
    <style:style style:name="T10" style:family="text">
      <style:text-properties style:font-name="Times New Roman" fo:font-size="18pt" fo:font-style="italic" officeooo:rsid="0053b3e5" style:font-size-asian="18pt" style:font-style-asian="italic" style:font-size-complex="18pt" style:font-style-complex="italic"/>
    </style:style>
    <style:style style:name="T11" style:family="text">
      <style:text-properties style:font-name="Times New Roman" fo:font-size="12pt" fo:font-style="italic" style:font-size-asian="12pt" style:font-style-asian="italic" style:font-size-complex="12pt" style:font-style-complex="italic"/>
    </style:style>
    <style:style style:name="T12" style:family="text">
      <style:text-properties officeooo:rsid="004ebb8a"/>
    </style:style>
    <style:style style:name="T13" style:family="text">
      <style:text-properties style:font-name="OpenSymbol3" fo:font-style="normal" style:font-style-asian="normal" style:font-style-complex="normal"/>
    </style:style>
    <style:style style:name="T14" style:family="text">
      <style:text-properties style:font-name="OpenSymbol3" fo:font-size="10pt" fo:font-style="normal" style:font-size-asian="10pt" style:font-style-asian="normal" style:font-size-complex="10pt" style:font-style-complex="normal"/>
    </style:style>
    <style:style style:name="T15" style:family="text">
      <style:text-properties style:font-name="Bitstream Vera Sans1" fo:font-size="10pt" fo:font-style="normal" style:font-size-asian="10pt" style:font-style-asian="normal" style:font-size-complex="10pt" style:font-style-complex="normal"/>
    </style:style>
    <style:style style:name="T16" style:family="text">
      <style:text-properties fo:letter-spacing="normal"/>
    </style:style>
    <style:style style:name="T17" style:family="text">
      <style:text-properties fo:letter-spacing="normal" officeooo:rsid="00630011"/>
    </style:style>
    <style:style style:name="T18" style:family="text">
      <style:text-properties fo:letter-spacing="normal" officeooo:rsid="006ba0b5"/>
    </style:style>
    <style:style style:name="T19" style:family="text">
      <style:text-properties style:font-size-asian="12pt" style:font-style-asian="italic" style:font-size-complex="12pt" style:font-style-complex="italic"/>
    </style:style>
    <style:style style:name="T20" style:family="text">
      <style:text-properties style:text-position="0% 100%" style:font-name-asian="OpenSymbol3" style:font-style-asian="normal" style:font-name-complex="OpenSymbol3" style:font-style-complex="normal"/>
    </style:style>
    <style:style style:name="T21" style:family="text">
      <style:text-properties style:text-position="0% 100%" fo:font-size="12pt" officeooo:rsid="005f89cb" fo:background-color="#ffff00" loext:char-shading-value="0" style:font-name-asian="OpenSymbol3" style:font-size-asian="12pt" style:font-name-complex="OpenSymbol3" style:font-size-complex="12pt"/>
    </style:style>
    <style:style style:name="T22" style:family="text">
      <style:text-properties fo:letter-spacing="-0.004cm"/>
    </style:style>
    <style:style style:name="T23" style:family="text">
      <style:text-properties fo:letter-spacing="-0.004cm" officeooo:rsid="005699c0"/>
    </style:style>
    <style:style style:name="T24" style:family="text">
      <style:text-properties fo:font-variant="normal" fo:text-transform="none"/>
    </style:style>
    <style:style style:name="T25" style:family="text">
      <style:text-properties fo:font-variant="normal" fo:text-transform="none" style:font-name="Symbol1" fo:font-style="normal"/>
    </style:style>
    <style:style style:name="T26" style:family="text">
      <style:text-properties fo:font-variant="normal" fo:text-transform="none" fo:font-style="normal"/>
    </style:style>
    <style:style style:name="T27" style:family="text">
      <style:text-properties fo:font-variant="normal" fo:text-transform="none" fo:font-style="normal" officeooo:rsid="0055444f"/>
    </style:style>
    <style:style style:name="T28" style:family="text">
      <style:text-properties fo:font-variant="normal" fo:text-transform="none" fo:font-style="normal" style:text-underline-style="none" fo:font-weight="normal" style:font-weight-asian="normal" style:font-weight-complex="normal"/>
    </style:style>
    <style:style style:name="T29" style:family="text">
      <style:text-properties fo:font-variant="normal" fo:text-transform="none" officeooo:rsid="0055444f"/>
    </style:style>
    <style:style style:name="T30" style:family="text">
      <style:text-properties fo:font-variant="normal" fo:text-transform="none" fo:color="#000000" loext:opacity="100%" style:font-name="OpenSymbol" fo:font-size="10pt" fo:font-style="normal" style:font-name-asian="OpenSymbol3" style:font-size-asian="10pt" style:font-style-asian="normal" style:font-name-complex="OpenSymbol3" style:font-size-complex="10pt" style:font-style-complex="normal"/>
    </style:style>
    <style:style style:name="T31" style:family="text">
      <style:text-properties fo:font-variant="normal" fo:text-transform="none" fo:color="#000000" loext:opacity="100%" style:text-position="0% 100%" fo:font-style="normal" officeooo:rsid="0063c50d" fo:background-color="#ffff00" loext:char-shading-value="0" style:font-name-asian="OpenSymbol3" style:font-style-asian="normal" style:font-name-complex="OpenSymbol3" style:font-style-complex="normal"/>
    </style:style>
    <style:style style:name="T32" style:family="text">
      <style:text-properties fo:font-variant="normal" fo:text-transform="none" fo:color="#000000" loext:opacity="100%" style:text-position="0% 100%" fo:font-style="normal" officeooo:rsid="0063c50d" fo:background-color="#ffff00" loext:char-shading-value="0" style:font-name-asian="OpenSymbol3" style:font-size-asian="10pt" style:font-style-asian="normal" style:font-name-complex="OpenSymbol3" style:font-size-complex="10pt" style:font-style-complex="normal"/>
    </style:style>
    <style:style style:name="T33" style:family="text">
      <style:text-properties fo:font-variant="normal" fo:text-transform="none" fo:color="#000000" loext:opacity="100%" style:text-position="0% 100%" fo:font-style="normal" officeooo:rsid="0063c50d" fo:background-color="#ffff00" loext:char-shading-value="0" style:font-name-asian="OpenSymbol3" style:font-size-asian="11pt" style:font-style-asian="normal" style:font-name-complex="OpenSymbol3" style:font-size-complex="11pt" style:font-style-complex="normal"/>
    </style:style>
    <style:style style:name="T34" style:family="text">
      <style:text-properties fo:font-variant="normal" fo:text-transform="none" fo:color="#000000" loext:opacity="100%" style:text-position="0% 100%" officeooo:rsid="0063c50d" fo:background-color="#ffff00" loext:char-shading-value="0" style:font-name-asian="OpenSymbol3" style:font-style-asian="normal" style:font-name-complex="OpenSymbol3" style:font-style-complex="normal"/>
    </style:style>
    <style:style style:name="T35" style:family="text">
      <style:text-properties fo:font-variant="normal" fo:text-transform="none" fo:color="#000000" loext:opacity="100%" style:text-position="0% 100%" officeooo:rsid="0063c50d" fo:background-color="#ffff00" loext:char-shading-value="0" style:font-name-asian="OpenSymbol3" style:font-size-asian="11pt" style:font-style-asian="normal" style:font-name-complex="OpenSymbol3" style:font-size-complex="11pt" style:font-style-complex="normal"/>
    </style:style>
    <style:style style:name="T36" style:family="text">
      <style:text-properties fo:font-variant="normal" fo:text-transform="none" fo:color="#000000" loext:opacity="100%" style:text-position="0% 100%" officeooo:rsid="005f89cb" fo:background-color="#ffff00" loext:char-shading-value="0" style:font-name-asian="OpenSymbol3" style:font-size-asian="11pt" style:font-style-asian="normal" style:font-name-complex="OpenSymbol3" style:font-size-complex="11pt" style:font-style-complex="normal"/>
    </style:style>
    <style:style style:name="T37" style:family="text">
      <style:text-properties fo:font-variant="normal" fo:text-transform="none" fo:color="#000000" loext:opacity="100%" style:text-position="0% 100%" style:font-name="Symbol1" fo:font-size="11pt" fo:font-style="normal" officeooo:rsid="0063c50d" fo:background-color="#ffff00" loext:char-shading-value="0" style:font-name-asian="OpenSymbol3" style:font-size-asian="11pt" style:font-style-asian="normal" style:font-name-complex="OpenSymbol3" style:font-size-complex="11pt" style:font-style-complex="normal"/>
    </style:style>
    <style:style style:name="T38" style:family="text">
      <style:text-properties fo:font-variant="normal" fo:text-transform="none" style:text-position="0% 100%" style:font-name="Times New Roman" fo:font-size="12pt" fo:font-style="normal" style:text-underline-style="none" fo:font-weight="normal" officeooo:rsid="00697465" style:font-name-asian="OpenSymbol4" style:font-size-asian="12pt" style:font-style-asian="normal" style:font-weight-asian="normal" style:font-name-complex="OpenSymbol4" style:font-size-complex="12pt" style:font-style-complex="normal" style:font-weight-complex="normal"/>
    </style:style>
    <style:style style:name="T39" style:family="text">
      <style:text-properties fo:font-variant="normal" fo:text-transform="none" style:text-position="0% 100%" fo:font-size="12pt" officeooo:rsid="005f89cb" fo:background-color="#ffff00" loext:char-shading-value="0" style:font-name-asian="OpenSymbol3" style:font-size-asian="12pt" style:font-name-complex="OpenSymbol3" style:font-size-complex="12pt"/>
    </style:style>
    <style:style style:name="T40" style:family="text">
      <style:text-properties fo:font-variant="normal" fo:text-transform="none" style:text-position="0% 100%" officeooo:rsid="0063c50d" fo:background-color="#ffff00" loext:char-shading-value="0" style:font-name-asian="OpenSymbol3" style:font-name-complex="OpenSymbol3"/>
    </style:style>
    <style:style style:name="T41" style:family="text">
      <style:text-properties fo:font-variant="normal" fo:text-transform="none" style:font-name="Bitstream Vera Sans1" fo:font-style="normal"/>
    </style:style>
    <style:style style:name="T42" style:family="text">
      <style:text-properties fo:font-variant="normal" fo:text-transform="none" style:font-name="Bitstream Vera Sans1" fo:font-style="normal" officeooo:rsid="0055444f"/>
    </style:style>
    <style:style style:name="T43" style:family="text">
      <style:text-properties fo:font-variant="normal" fo:text-transform="none" style:font-name="Bitstream Vera Sans1" officeooo:rsid="0055444f"/>
    </style:style>
    <style:style style:name="T44" style:family="text">
      <style:text-properties fo:font-variant="normal" fo:text-transform="none" fo:font-style="italic" style:font-style-asian="italic" style:font-style-complex="italic"/>
    </style:style>
    <style:style style:name="T45" style:family="text">
      <style:text-properties fo:color="#000000" loext:opacity="100%" style:font-name="OpenSymbol" fo:font-size="10pt" fo:font-style="normal" style:font-name-asian="OpenSymbol3" style:font-size-asian="10pt" style:font-style-asian="normal" style:font-name-complex="OpenSymbol3" style:font-size-complex="10pt" style:font-style-complex="normal"/>
    </style:style>
    <style:style style:name="T46" style:family="text">
      <style:text-properties fo:color="#000000" loext:opacity="100%" style:font-name="Bitstream Vera Sans" fo:font-size="10pt" fo:font-style="normal" fo:font-weight="normal" officeooo:rsid="0051d736"/>
    </style:style>
    <style:style style:name="T47" style:family="text">
      <style:text-properties fo:color="#000000" loext:opacity="100%" style:font-name="Bitstream Vera Sans" fo:font-size="10pt" fo:font-style="normal" fo:font-weight="normal" officeooo:rsid="006ba0b5"/>
    </style:style>
    <style:style style:name="T48" style:family="text">
      <style:text-properties fo:color="#000000" loext:opacity="100%" style:text-position="0% 100%" officeooo:rsid="005f89cb" style:font-name-asian="OpenSymbol3" style:font-style-asian="normal" style:font-name-complex="OpenSymbol3" style:font-style-complex="normal"/>
    </style:style>
    <style:style style:name="T49" style:family="text">
      <style:text-properties fo:color="#000000" loext:opacity="100%" style:text-position="0% 100%" officeooo:rsid="0060984e" style:font-name-asian="OpenSymbol3" style:font-style-asian="normal" style:font-name-complex="OpenSymbol3" style:font-style-complex="normal"/>
    </style:style>
    <style:style style:name="T50" style:family="text">
      <style:text-properties fo:color="#000000" loext:opacity="100%" style:text-position="0% 100%" officeooo:rsid="00788243" style:font-name-asian="OpenSymbol3" style:font-style-asian="normal" style:font-name-complex="OpenSymbol3" style:font-style-complex="normal"/>
    </style:style>
    <style:style style:name="T51" style:family="text">
      <style:text-properties fo:color="#000000" loext:opacity="100%" style:text-position="0% 100%" officeooo:rsid="005f89cb" style:font-name-asian="OpenSymbol3" style:font-size-asian="12pt" style:font-style-asian="normal" style:font-name-complex="OpenSymbol3" style:font-size-complex="12pt" style:font-style-complex="normal"/>
    </style:style>
    <style:style style:name="T52" style:family="text">
      <style:text-properties fo:color="#000000" loext:opacity="100%" style:text-position="0% 100%" style:font-name="Times New Roman" fo:font-size="12pt" fo:font-style="italic" officeooo:rsid="005f89cb" style:font-name-asian="OpenSymbol3" style:font-size-asian="12pt" style:font-style-asian="italic" style:font-name-complex="OpenSymbol3" style:font-size-complex="12pt" style:font-style-complex="italic"/>
    </style:style>
    <style:style style:name="T53" style:family="text">
      <style:text-properties fo:color="#000000" loext:opacity="100%" style:text-position="0% 100%" style:font-name="Times New Roman" fo:font-size="12pt" fo:font-style="italic" officeooo:rsid="00712357" style:font-name-asian="OpenSymbol3" style:font-size-asian="12pt" style:font-style-asian="italic" style:font-name-complex="OpenSymbol3" style:font-size-complex="12pt" style:font-style-complex="italic"/>
    </style:style>
    <style:style style:name="T54" style:family="text">
      <style:text-properties fo:color="#000000" loext:opacity="100%" style:text-position="0% 100%" style:font-name="Times New Roman" fo:font-size="12pt" fo:font-style="italic" officeooo:rsid="00788243" style:font-name-asian="OpenSymbol3" style:font-size-asian="12pt" style:font-style-asian="italic" style:font-name-complex="OpenSymbol3" style:font-size-complex="12pt" style:font-style-complex="italic"/>
    </style:style>
    <style:style style:name="T55" style:family="text">
      <style:text-properties fo:color="#000000" loext:opacity="100%" style:text-position="0% 100%" style:font-name="Times New Roman" fo:font-size="12pt" fo:font-style="normal" officeooo:rsid="005f89cb" style:font-name-asian="OpenSymbol3" style:font-size-asian="12pt" style:font-style-asian="normal" style:font-name-complex="OpenSymbol3" style:font-size-complex="12pt" style:font-style-complex="normal"/>
    </style:style>
    <style:style style:name="T56" style:family="text">
      <style:text-properties fo:color="#000000" loext:opacity="100%" style:text-position="0% 100%" style:font-name="Times New Roman" fo:font-size="12pt" fo:font-style="normal" officeooo:rsid="00788243" style:font-name-asian="OpenSymbol3" style:font-size-asian="12pt" style:font-style-asian="normal" style:font-name-complex="OpenSymbol3" style:font-size-complex="12pt" style:font-style-complex="normal"/>
    </style:style>
    <style:style style:name="T57" style:family="text">
      <style:text-properties fo:color="#000000" loext:opacity="100%" style:text-position="0% 100%" fo:font-style="italic" officeooo:rsid="005f89cb" style:font-name-asian="OpenSymbol3" style:font-size-asian="12pt" style:font-style-asian="normal" style:font-name-complex="OpenSymbol3" style:font-size-complex="12pt" style:font-style-complex="normal"/>
    </style:style>
    <style:style style:name="T58" style:family="text">
      <style:text-properties fo:color="#000000" loext:opacity="100%" style:text-position="0% 100%" fo:font-style="italic" officeooo:rsid="00712357" style:font-name-asian="OpenSymbol3" style:font-size-asian="12pt" style:font-style-asian="normal" style:font-name-complex="OpenSymbol3" style:font-size-complex="12pt" style:font-style-complex="normal"/>
    </style:style>
    <style:style style:name="T59" style:family="text">
      <style:text-properties fo:color="#000000" loext:opacity="100%" style:text-position="0% 100%" fo:font-style="italic" officeooo:rsid="005f89cb" style:font-name-asian="OpenSymbol3" style:font-size-asian="12pt" style:font-style-asian="italic" style:font-name-complex="OpenSymbol3" style:font-size-complex="12pt" style:font-style-complex="italic"/>
    </style:style>
    <style:style style:name="T60" style:family="text">
      <style:text-properties fo:color="#000000" loext:opacity="100%" style:text-position="0% 100%" fo:font-style="italic" officeooo:rsid="00712357" fo:background-color="#ffff00" loext:char-shading-value="0" style:font-name-asian="OpenSymbol3" style:font-size-asian="12pt" style:font-style-asian="normal" style:font-name-complex="OpenSymbol3" style:font-size-complex="12pt" style:font-style-complex="normal"/>
    </style:style>
    <style:style style:name="T61" style:family="text">
      <style:text-properties fo:color="#000000" loext:opacity="100%" style:text-position="0% 100%" fo:font-style="italic" officeooo:rsid="005f89cb" fo:background-color="#ffff00" loext:char-shading-value="0" style:font-name-asian="OpenSymbol3" style:font-size-asian="12pt" style:font-style-asian="normal" style:font-name-complex="OpenSymbol3" style:font-size-complex="12pt" style:font-style-complex="normal"/>
    </style:style>
    <style:style style:name="T62" style:family="text">
      <style:text-properties fo:color="#000000" loext:opacity="100%" style:text-position="0% 100%" fo:font-style="normal" officeooo:rsid="0060984e" style:font-name-asian="OpenSymbol3" style:font-size-asian="12pt" style:font-style-asian="normal" style:font-name-complex="OpenSymbol3" style:font-size-complex="12pt" style:font-style-complex="normal"/>
    </style:style>
    <style:style style:name="T63" style:family="text">
      <style:text-properties fo:color="#000000" loext:opacity="100%" style:text-position="0% 100%" fo:font-style="normal" officeooo:rsid="005f89cb" style:font-name-asian="OpenSymbol3" style:font-size-asian="12pt" style:font-style-asian="normal" style:font-name-complex="OpenSymbol3" style:font-size-complex="12pt" style:font-style-complex="normal"/>
    </style:style>
    <style:style style:name="T64" style:family="text">
      <style:text-properties fo:color="#000000" loext:opacity="100%" style:text-position="0% 100%" fo:font-style="normal" officeooo:rsid="006027ba" style:font-name-asian="OpenSymbol3" style:font-size-asian="12pt" style:font-style-asian="normal" style:font-name-complex="OpenSymbol3" style:font-size-complex="12pt" style:font-style-complex="normal"/>
    </style:style>
    <style:style style:name="T65" style:family="text">
      <style:text-properties fo:color="#000000" loext:opacity="100%" style:text-position="0% 100%" fo:font-style="normal" officeooo:rsid="00712357" style:font-name-asian="OpenSymbol3" style:font-size-asian="12pt" style:font-style-asian="normal" style:font-name-complex="OpenSymbol3" style:font-size-complex="12pt" style:font-style-complex="normal"/>
    </style:style>
    <style:style style:name="T66" style:family="text">
      <style:text-properties fo:color="#000000" loext:opacity="100%" style:text-position="0% 100%" fo:font-style="normal" officeooo:rsid="00712357" fo:background-color="#ffff00" loext:char-shading-value="0" style:font-name-asian="OpenSymbol3" style:font-size-asian="12pt" style:font-style-asian="normal" style:font-name-complex="OpenSymbol3" style:font-size-complex="12pt" style:font-style-complex="normal"/>
    </style:style>
    <style:style style:name="T67" style:family="text">
      <style:text-properties fo:color="#000000" loext:opacity="100%" style:text-position="0% 100%" fo:font-style="normal" style:text-underline-style="none" fo:font-weight="normal" officeooo:rsid="004ea529" fo:background-color="#ffff00" loext:char-shading-value="0" style:font-name-asian="OpenSymbol3" style:font-size-asian="10pt" style:font-style-asian="normal" style:font-weight-asian="normal" style:font-name-complex="OpenSymbol3" style:font-size-complex="10pt" style:font-style-complex="normal" style:font-weight-complex="normal"/>
    </style:style>
    <style:style style:name="T68" style:family="text">
      <style:text-properties fo:color="#000000" loext:opacity="100%" style:text-position="0% 100%" style:font-name="Symbol" officeooo:rsid="0060984e" style:font-name-asian="Symbol" style:font-style-asian="normal" style:font-name-complex="Symbol" style:font-style-complex="normal"/>
    </style:style>
    <style:style style:name="T69" style:family="text">
      <style:text-properties fo:color="#000000" loext:opacity="100%" style:text-position="0% 100%" officeooo:rsid="005f89cb" fo:background-color="#ffff00" loext:char-shading-value="0" style:font-name-asian="OpenSymbol3" style:font-style-asian="normal" style:font-name-complex="OpenSymbol3" style:font-style-complex="normal"/>
    </style:style>
    <style:style style:name="T70" style:family="text">
      <style:text-properties fo:color="#000000" loext:opacity="100%" style:text-position="0% 100%" officeooo:rsid="00712357" fo:background-color="#ffff00" loext:char-shading-value="0" style:font-name-asian="OpenSymbol3" style:font-style-asian="normal" style:font-name-complex="OpenSymbol3" style:font-style-complex="normal"/>
    </style:style>
    <style:style style:name="T71" style:family="text">
      <style:text-properties fo:color="#000000" loext:opacity="100%" style:text-position="0% 100%" officeooo:rsid="00788243" fo:background-color="#ffff00" loext:char-shading-value="0" style:font-name-asian="OpenSymbol3" style:font-style-asian="normal" style:font-name-complex="OpenSymbol3" style:font-style-complex="normal"/>
    </style:style>
    <style:style style:name="T72" style:family="text">
      <style:text-properties fo:color="#000000" loext:opacity="100%" style:text-position="0% 100%" fo:letter-spacing="-0.004cm" officeooo:rsid="005f89cb" style:font-name-asian="OpenSymbol3" style:font-size-asian="12pt" style:font-style-asian="normal" style:font-name-complex="OpenSymbol3" style:font-size-complex="12pt" style:font-style-complex="normal"/>
    </style:style>
    <style:style style:name="T73" style:family="text">
      <style:text-properties fo:color="#000000" loext:opacity="100%" style:text-position="0% 100%" fo:letter-spacing="-0.004cm" officeooo:rsid="005699c0" style:font-name-asian="OpenSymbol3" style:font-size-asian="12pt" style:font-style-asian="normal" style:font-name-complex="OpenSymbol3" style:font-size-complex="12pt" style:font-style-complex="normal"/>
    </style:style>
    <style:style style:name="T74" style:family="text">
      <style:text-properties fo:color="#000000" loext:opacity="100%" style:text-position="0% 100%" style:font-name="OpenSymbol1" officeooo:rsid="00712357" style:font-name-asian="OpenSymbol3" style:font-style-asian="normal" style:font-name-complex="OpenSymbol3" style:font-style-complex="normal"/>
    </style:style>
    <style:style style:name="T75" style:family="text">
      <style:text-properties fo:color="#000000" loext:opacity="100%" style:text-position="0% 100%" style:font-name="OpenSymbol1" officeooo:rsid="00712357" style:font-name-asian="OpenSymbol1" style:font-style-asian="normal" style:font-name-complex="OpenSymbol1" style:font-style-complex="normal"/>
    </style:style>
    <style:style style:name="T76" style:family="text">
      <style:text-properties fo:color="#000000" loext:opacity="100%" style:text-position="0% 100%" style:font-name="OpenSymbol1" fo:font-style="italic" officeooo:rsid="00712357" style:font-name-asian="OpenSymbol3" style:font-size-asian="12pt" style:font-style-asian="normal" style:font-name-complex="OpenSymbol3" style:font-size-complex="12pt" style:font-style-complex="normal"/>
    </style:style>
    <style:style style:name="T77" style:family="text">
      <style:text-properties fo:color="#000000" loext:opacity="100%" style:text-position="0% 100%" style:font-name="OpenSymbol1" fo:font-style="italic" officeooo:rsid="00712357" style:font-name-asian="OpenSymbol1" style:font-size-asian="12pt" style:font-style-asian="normal" style:font-name-complex="OpenSymbol1" style:font-size-complex="12pt" style:font-style-complex="normal"/>
    </style:style>
    <style:style style:name="T78" style:family="text">
      <style:text-properties fo:color="#000000" loext:opacity="100%" style:text-position="0% 100%" style:font-name="OpenSymbol1" fo:font-style="normal" officeooo:rsid="00712357" style:font-name-asian="OpenSymbol3" style:font-size-asian="12pt" style:font-style-asian="normal" style:font-name-complex="OpenSymbol3" style:font-size-complex="12pt" style:font-style-complex="normal"/>
    </style:style>
    <style:style style:name="T79" style:family="text">
      <style:text-properties fo:color="#000000" loext:opacity="100%" style:text-position="0% 100%" style:font-name="OpenSymbol1" fo:font-style="normal" officeooo:rsid="00712357" style:font-name-asian="OpenSymbol1" style:font-size-asian="12pt" style:font-style-asian="normal" style:font-name-complex="OpenSymbol1" style:font-size-complex="12pt" style:font-style-complex="normal"/>
    </style:style>
    <style:style style:name="T80" style:family="text">
      <style:text-properties fo:color="#000000" loext:opacity="100%" style:text-position="0% 100%" style:font-name="Bitstream Vera Sans3" fo:font-size="10pt" officeooo:rsid="00712357" fo:background-color="#ffff00" loext:char-shading-value="0" style:font-name-asian="OpenSymbol3" style:font-style-asian="normal" style:font-name-complex="OpenSymbol3" style:font-style-complex="normal"/>
    </style:style>
    <style:style style:name="T81" style:family="text">
      <style:text-properties fo:color="#000000" loext:opacity="100%" style:text-position="0% 100%" style:font-name="Bitstream Vera Sans3" fo:font-size="10pt" officeooo:rsid="00788243" fo:background-color="#ffff00" loext:char-shading-value="0" style:font-name-asian="OpenSymbol3" style:font-style-asian="normal" style:font-name-complex="OpenSymbol3" style:font-style-complex="normal"/>
    </style:style>
    <style:style style:name="T82" style:family="text">
      <style:text-properties fo:color="#000000" loext:opacity="100%" style:text-position="0% 100%" style:font-name="Bitstream Vera Sans3" fo:font-size="10pt" fo:font-style="normal" officeooo:rsid="00712357" fo:background-color="#ffff00" loext:char-shading-value="0" style:font-name-asian="OpenSymbol3" style:font-size-asian="12pt" style:font-style-asian="normal" style:font-name-complex="OpenSymbol3" style:font-size-complex="12pt" style:font-style-complex="normal"/>
    </style:style>
    <style:style style:name="T83" style:family="text">
      <style:text-properties fo:color="#000000" loext:opacity="100%" style:text-position="0% 100%" officeooo:rsid="005f89cb" fo:background-color="#ffffff" loext:char-shading-value="0" style:font-name-asian="OpenSymbol3" style:font-style-asian="normal" style:font-name-complex="OpenSymbol3" style:font-style-complex="normal"/>
    </style:style>
    <style:style style:name="T84" style:family="text">
      <style:text-properties fo:color="#000000" loext:opacity="100%" style:text-position="0% 100%" style:text-underline-style="none" officeooo:rsid="00712357" fo:background-color="#ffff00" loext:char-shading-value="0" style:font-name-asian="OpenSymbol2" style:font-style-asian="normal" style:font-name-complex="OpenSymbol2" style:font-style-complex="normal"/>
    </style:style>
    <style:style style:name="T85" style:family="text">
      <style:text-properties fo:color="#000000" loext:opacity="100%" style:text-position="0% 100%" style:text-underline-style="none" officeooo:rsid="00712357" fo:background-color="#ffff00" loext:char-shading-value="0" style:font-name-asian="OpenSymbol2" style:font-size-asian="12pt" style:font-style-asian="normal" style:font-name-complex="OpenSymbol2" style:font-size-complex="12pt" style:font-style-complex="normal"/>
    </style:style>
    <style:style style:name="T86" style:family="text">
      <style:text-properties fo:color="#000000" loext:opacity="100%" style:text-position="0% 100%" style:text-underline-style="none" officeooo:rsid="005f89cb" fo:background-color="#ffff00" loext:char-shading-value="0" style:font-name-asian="OpenSymbol2" style:font-size-asian="12pt" style:font-style-asian="normal" style:font-name-complex="OpenSymbol2" style:font-size-complex="12pt" style:font-style-complex="normal"/>
    </style:style>
    <style:style style:name="T87" style:family="text">
      <style:text-properties officeooo:rsid="005f8191"/>
    </style:style>
    <style:style style:name="T88" style:family="text">
      <style:text-properties officeooo:rsid="0051d736"/>
    </style:style>
    <style:style style:name="T89" style:family="text">
      <style:text-properties officeooo:rsid="005173a5"/>
    </style:style>
    <style:style style:name="T90"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91"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92"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93"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94"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_5f_Formule_5f_corrigée">
      <style:graphic-properties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wrap-influence-on-position="once-concurrent" loext:allow-overlap="true" draw:ole-draw-aspect="1"/>
    </style:style>
    <style:style style:name="fr5" style:family="graphic" style:parent-style-name="Formula">
      <style:graphic-properties fo:margin-left="0cm" fo:margin-right="0cm" style:vertical-pos="middle" style:vertical-rel="text"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true" fo:margin-left="0cm" fo:margin-right="0.056cm" style:editable="false">
        <style:columns fo:column-count="2">
          <style:column style:rel-width="2551*" fo:start-indent="0cm" fo:end-indent="0cm"/>
          <style:column style:rel-width="2520*" fo:start-indent="0cm" fo:end-indent="0cm"/>
        </style:columns>
      </style:section-properties>
    </style:style>
    <style:style style:name="Sect2" style:family="section">
      <style:section-properties text:dont-balance-text-columns="false" style:editable="false">
        <style:columns fo:column-count="2">
          <style:column style:rel-width="3152*" fo:start-indent="0cm" fo:end-indent="0.088cm"/>
          <style:column style:rel-width="1951*" fo:start-indent="0.088cm" fo:end-indent="0cm"/>
        </style:columns>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19cm" svg:stroke-color="#000000" draw:marker-start-width="0.3cm" draw:marker-start-center="false" draw:marker-end-width="0.3cm" draw:marker-end-center="false" draw:fill="solid" draw:fill-color="#1ca2b8" draw:textarea-horizontal-align="justify" draw:textarea-vertical-align="middle" draw:auto-grow-height="false" fo:min-height="2.455cm" fo:min-width="4.027cm" fo:padding-top="0.134cm" fo:padding-bottom="0.134cm" fo:padding-left="0.259cm" fo:padding-right="0.259cm" draw:shadow="hidden" draw:shadow-offset-x="0.3cm" draw:shadow-offset-y="0.3cm" draw:shadow-color="#808080" style:run-through="foreground"/>
    </style:style>
    <style:style style:name="gr3" style:family="graphic">
      <style:graphic-properties draw:stroke="solid" svg:stroke-width="0.019cm" svg:stroke-color="#000000" draw:marker-start-width="0.3cm" draw:marker-start-center="false" draw:marker-end-width="0.3cm" draw:marker-end-center="false" draw:fill="solid" draw:fill-color="#ffffff" draw:textarea-horizontal-align="justify" draw:textarea-vertical-align="middle" draw:auto-grow-height="false" fo:min-height="1.547cm" fo:min-width="2.21cm" fo:padding-top="0.134cm" fo:padding-bottom="0.134cm" fo:padding-left="0.259cm" fo:padding-right="0.259cm" draw:shadow="hidden" draw:shadow-offset-x="0.3cm" draw:shadow-offset-y="0.3cm" draw:shadow-color="#808080" style:run-through="foreground"/>
    </style:style>
    <style:style style:name="gr4" style:family="graphic">
      <style:graphic-properties draw:stroke="solid" svg:stroke-width="0.019cm" svg:stroke-color="#000000" draw:marker-start="Extrémités_20_de_20_ligne_20_7" draw:marker-start-width="0.3cm" draw:marker-start-center="false" draw:marker-end="Extrémités_20_de_20_ligne_20_8"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5" style:family="graphic">
      <style:graphic-properties draw:stroke="none" svg:stroke-width="0.019cm" svg:stroke-color="#000000" draw:marker-start-width="0.3cm" draw:marker-start-center="false" draw:marker-end-width="0.3cm" draw:marker-end-center="false" draw:fill="none" draw:fill-color="#ffffff" fo:min-height="0.503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solid" svg:stroke-width="0.019cm" svg:stroke-color="#000000" draw:marker-start="Extrémités_20_de_20_ligne_20_9" draw:marker-start-width="0.3cm" draw:marker-start-center="false" draw:marker-end="Extrémités_20_de_20_ligne_20_10"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7" style:family="graphic">
      <style:graphic-properties draw:stroke="none" svg:stroke-width="0.019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9" style:family="graphic">
      <style:graphic-properties draw:stroke="solid" svg:stroke-width="0.019cm" svg:stroke-color="#000000" draw:marker-start="Extrémités_20_de_20_ligne_20_11" draw:marker-start-width="0.3cm" draw:marker-start-center="false" draw:marker-end="Extrémités_20_de_20_ligne_20_12"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0"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cm" svg:stroke-color="#000000" draw:marker-start-width="0.199cm" draw:marker-start-center="fals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9cm" fo:min-width="0.245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94cm" fo:min-width="0.249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77cm" fo:min-width="0.191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49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28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03cm" fo:min-width="0.191cm" fo:padding-top="0.125cm" fo:padding-bottom="0.125cm" fo:padding-left="0.25cm" fo:padding-right="0.25cm" draw:shadow="hidden" draw:shadow-offset-x="0.3cm" draw:shadow-offset-y="0.3cm" draw:shadow-color="#808080" style:run-through="foreground"/>
      <style:paragraph-properties style:writing-mode="lr-tb"/>
    </style:style>
    <style:style style:name="gr20" style:family="graphic">
      <style:graphic-properties draw:stroke="solid" draw:stroke-dash="Dashed_20__28_var_29__20_6736" svg:stroke-width="0cm" svg:stroke-color="#000000" draw:marker-start-width="0.199cm" draw:marker-start-center="fals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5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9cm" fo:padding-top="0.125cm" fo:padding-bottom="0.125cm" fo:padding-left="0.25cm" fo:padding-right="0.25cm" draw:shadow="hidden" draw:shadow-offset-x="0.3cm" draw:shadow-offset-y="0.3cm" draw:shadow-color="#808080" style:run-through="foreground"/>
      <style:paragraph-properties style:writing-mode="lr-tb"/>
    </style:style>
    <style:style style:name="gr23" style:family="graphic">
      <style:graphic-properties draw:stroke="solid" draw:stroke-dash="Dashed_20__28_var_29__20_6735" svg:stroke-width="0cm" svg:stroke-color="#000000" draw:marker-start-width="0.199cm" draw:marker-start-center="fals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66cm" fo:padding-top="0.125cm" fo:padding-bottom="0.125cm" fo:padding-left="0.25cm" fo:padding-right="0.25cm" draw:shadow="hidden" draw:shadow-offset-x="0.3cm" draw:shadow-offset-y="0.3cm" draw:shadow-color="#808080" style:run-through="foreground"/>
      <style:paragraph-properties style:writing-mode="lr-tb"/>
    </style:style>
    <style:style style:name="gr2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24cm" fo:padding-top="0.125cm" fo:padding-bottom="0.125cm" fo:padding-left="0.25cm" fo:padding-right="0.25cm" draw:shadow="hidden" draw:shadow-offset-x="0.3cm" draw:shadow-offset-y="0.3cm" draw:shadow-color="#808080" style:run-through="foreground"/>
      <style:paragraph-properties style:writing-mode="lr-tb"/>
    </style:style>
    <style:style style:name="gr2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563cm" fo:padding-top="0.125cm" fo:padding-bottom="0.125cm" fo:padding-left="0.25cm" fo:padding-right="0.25cm" draw:shadow="hidden" draw:shadow-offset-x="0.3cm" draw:shadow-offset-y="0.3cm" draw:shadow-color="#808080" style:run-through="foreground"/>
      <style:paragraph-properties style:writing-mode="lr-tb"/>
    </style:style>
    <style:style style:name="gr27"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tyle:run-through="foreground"/>
    </style:style>
    <style:style style:name="gr29"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0" style:family="graphic">
      <style:graphic-properties draw:stroke="solid" svg:stroke-width="0.019cm" svg:stroke-color="#000000" draw:marker-start="Extrémités_20_de_20_ligne_20_14"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1" style:family="graphic">
      <style:graphic-properties draw:stroke="soli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none" svg:stroke-width="0cm" svg:stroke-color="#000000" draw:marker-start-width="0.3cm" draw:marker-start-center="false" draw:marker-end-width="0.3cm" draw:marker-end-center="false" draw:fill="none" draw:fill-color="#ffffff" fo:min-height="0.413cm" fo:padding-top="0.125cm" fo:padding-bottom="0.125cm" fo:padding-left="0cm" fo:padding-right="0cm" draw:shadow="hidden" draw:shadow-offset-x="0.3cm" draw:shadow-offset-y="0.3cm" draw:shadow-color="#808080" style:run-through="foreground"/>
      <style:paragraph-properties style:writing-mode="lr-tb"/>
    </style:style>
    <style:style style:name="gr33" style:family="graphic">
      <style:graphic-properties draw:stroke="none" svg:stroke-width="0cm" svg:stroke-color="#000000" draw:marker-start-width="0.3cm" draw:marker-start-center="false" draw:marker-end-width="0.3cm" draw:marker-end-center="false" draw:fill="none" draw:fill-color="#ffffff" draw:auto-grow-width="true" fo:min-height="0.503cm" fo:min-width="0.614cm" fo:padding-top="0cm" fo:padding-bottom="0cm" fo:padding-left="0cm" fo:padding-right="0cm" draw:shadow="hidden" draw:shadow-offset-x="0.3cm" draw:shadow-offset-y="0.3cm" draw:shadow-color="#808080" style:run-through="foreground"/>
      <style:paragraph-properties style:writing-mode="lr-tb"/>
    </style:style>
    <style:style style:name="gr3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3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38840245" text:style-name="Num_5f_Exo">
        <text:list-item>
          <text:list>
            <text:list-item>
              <text:list>
                <text:list-item>
                  <text:list>
                    <text:list-item>
                      <text:h text:style-name="P47" text:outline-level="1"><draw:path text:anchor-type="paragraph" draw:z-index="0" draw:name="Forme4" draw:style-name="gr38" draw:text-style-name="P89" svg:width="4.329cm" svg:height="2.24cm" svg:x="-1.52cm" svg:y="-3cm" svg:viewBox="0 0 4330 2241" svg:d="M0 2241l3984-288c209-15 363-168 345-342l-170-1611h-4159z"><text:p/></draw:path> <text:span text:style-name="Bold_5f_niv1">Longueurs</text:span></text:h>
                    </text:list-item>
                  </text:list>
                </text:list-item>
              </text:list>
            </text:list-item>
          </text:list>
        </text:list-item>
      </text:list>
      <text:list xml:id="list639585833" text:style-name="liste_5f_abc">
        <text:list-item>
          <text:list>
            <text:list-item>
              <text:p text:style-name="P58">Exprime les longueurs en fonction de <text:span text:style-name="T11">x</text:span>.</text:p>
            </text:list-item>
          </text:list>
        </text:list-item>
      </text:list>
      <text:section text:style-name="Sect1" text:name="Section25">
        <text:p text:style-name="P25"><draw:g text:anchor-type="paragraph" draw:z-index="15" draw:name="Forme5" draw:style-name="gr10"><draw:line draw:style-name="gr20" draw:text-style-name="P80" svg:x1="0.478cm" svg:y1="1.023cm" svg:x2="3.907cm" svg:y2="1.023cm"><text:p/></draw:line><draw:line draw:style-name="gr12" draw:text-style-name="P80" svg:x1="2.48cm" svg:y1="0.949cm" svg:x2="2.48cm" svg:y2="1.099cm"><text:p/></draw:line><draw:line draw:style-name="gr12" draw:text-style-name="P80" svg:x1="0.478cm" svg:y1="0.949cm" svg:x2="0.478cm" svg:y2="1.099cm"><text:p/></draw:line><draw:line draw:style-name="gr12" draw:text-style-name="P80" svg:x1="3.907cm" svg:y1="0.949cm" svg:x2="3.907cm" svg:y2="1.099cm"><text:p/></draw:line><draw:line draw:style-name="gr15" draw:text-style-name="P80" svg:x1="0.478cm" svg:y1="1.397cm" svg:x2="2.476cm" svg:y2="1.397cm"><text:p/></draw:line><draw:line draw:style-name="gr15" draw:text-style-name="P80" svg:x1="2.48cm" svg:y1="0.647cm" svg:x2="3.911cm" svg:y2="0.647cm"><text:p/></draw:line><draw:frame draw:style-name="gr21" draw:text-style-name="P81" svg:width="0.777cm" svg:height="0.664cm" svg:x="-0.146cm" svg:y="0.68cm"><draw:text-box><text:p text:style-name="P77"><text:span text:style-name="T92">G</text:span></text:p></draw:text-box></draw:frame><draw:frame draw:style-name="gr22" draw:text-style-name="P82" svg:width="0.78cm" svg:height="0.664cm" svg:x="3.752cm" svg:y="0.7cm"><draw:text-box><text:p text:style-name="P77"><text:span text:style-name="T92">O</text:span></text:p></draw:text-box></draw:frame><draw:frame draw:style-name="gr18" draw:text-style-name="P82" svg:width="0.729cm" svg:height="0.664cm" svg:x="2.883cm" svg:y="0.116cm"><draw:text-box><text:p text:style-name="P77"><text:span text:style-name="T92">5</text:span></text:p></draw:text-box></draw:frame><draw:frame draw:style-name="gr19" draw:text-style-name="P83" svg:width="0.692cm" svg:height="0.754cm" svg:x="1.179cm" svg:y="1.224cm"><draw:text-box><text:p text:style-name="P77"><text:span text:style-name="T93">x</text:span></text:p></draw:text-box></draw:frame></draw:g></text:p>
        <text:p text:style-name="P30"/>
        <text:p text:style-name="P28">GO <text:span text:style-name="T13">=</text:span> <text:span text:style-name="_5f_Correction_5f_surligné"><text:span text:style-name="T48">5 + </text:span></text:span><text:span text:style-name="_5f_Correction_5f_surligné"><text:span text:style-name="T52">x</text:span></text:span></text:p>
        <text:p text:style-name="P27"><draw:g text:anchor-type="paragraph" draw:z-index="13" draw:name="Forme6" draw:style-name="gr10"><draw:line draw:style-name="gr23" draw:text-style-name="P80" svg:x1="0.813cm" svg:y1="1.171cm" svg:x2="3.778cm" svg:y2="1.171cm"><text:p/></draw:line><draw:line draw:style-name="gr12" draw:text-style-name="P80" svg:x1="2.538cm" svg:y1="1.086cm" svg:x2="2.538cm" svg:y2="1.257cm"><text:p/></draw:line><draw:line draw:style-name="gr12" draw:text-style-name="P80" svg:x1="0.813cm" svg:y1="1.086cm" svg:x2="0.813cm" svg:y2="1.257cm"><text:p/></draw:line><draw:line draw:style-name="gr12" draw:text-style-name="P80" svg:x1="3.778cm" svg:y1="1.086cm" svg:x2="3.778cm" svg:y2="1.257cm"><text:p/></draw:line><draw:line draw:style-name="gr15" draw:text-style-name="P80" svg:x1="0.813cm" svg:y1="1.595cm" svg:x2="3.778cm" svg:y2="1.595cm"><text:p/></draw:line><draw:line draw:style-name="gr15" draw:text-style-name="P80" svg:x1="2.538cm" svg:y1="0.746cm" svg:x2="3.773cm" svg:y2="0.746cm"><text:p/></draw:line><draw:frame draw:style-name="gr24" draw:text-style-name="P81" svg:width="0.768cm" svg:height="0.664cm" svg:x="0.203cm" svg:y="0.847cm"><draw:text-box><text:p text:style-name="P77"><text:span text:style-name="T92">H</text:span></text:p></draw:text-box></draw:frame><draw:frame draw:style-name="gr25" draw:text-style-name="P82" svg:width="0.726cm" svg:height="0.664cm" svg:x="2.029cm" svg:y="0.508cm"><draw:text-box><text:p text:style-name="P77"><text:span text:style-name="T92">E</text:span></text:p></draw:text-box></draw:frame><draw:frame draw:style-name="gr26" draw:text-style-name="P82" svg:width="1.064cm" svg:height="0.664cm" svg:x="2.607cm" svg:y="0.203cm"><draw:text-box><text:p text:style-name="P77"><text:span text:style-name="T92">4,5</text:span></text:p></draw:text-box></draw:frame><draw:frame draw:style-name="gr19" draw:text-style-name="P83" svg:width="0.692cm" svg:height="0.754cm" svg:x="2.066cm" svg:y="1.461cm"><draw:text-box><text:p text:style-name="P77"><text:span text:style-name="T93">x</text:span></text:p></draw:text-box></draw:frame></draw:g></text:p>
        <text:p text:style-name="P25"/>
        <text:p text:style-name="P26">HE <text:span text:style-name="T13">=</text:span> <text:span text:style-name="_5f_Correction_5f_surligné"><text:span text:style-name="T48"> </text:span></text:span><text:span text:style-name="_5f_Correction_5f_surligné"><text:span text:style-name="T52">x</text:span></text:span><text:span text:style-name="_5f_Correction_5f_surligné"><text:span text:style-name="T57"> – </text:span></text:span><text:span text:style-name="_5f_Correction_5f_surligné"><text:span text:style-name="T64">4,</text:span></text:span><text:span text:style-name="_5f_Correction_5f_surligné"><text:span text:style-name="T63">5</text:span></text:span></text:p>
        <text:p text:style-name="P31"><draw:g text:anchor-type="paragraph" draw:z-index="16" draw:name="Forme7" draw:style-name="gr10"><draw:line draw:style-name="gr11" draw:text-style-name="P80" svg:x1="1.003cm" svg:y1="0.762cm" svg:x2="3.753cm" svg:y2="0.762cm"><text:p/></draw:line><draw:line draw:style-name="gr12" draw:text-style-name="P80" svg:x1="3.302cm" svg:y1="0.658cm" svg:x2="3.302cm" svg:y2="0.861cm"><text:p/></draw:line><draw:line draw:style-name="gr12" draw:text-style-name="P80" svg:x1="1.922cm" svg:y1="0.658cm" svg:x2="1.922cm" svg:y2="0.861cm"><text:p/></draw:line><draw:line draw:style-name="gr12" draw:text-style-name="P80" svg:x1="2.841cm" svg:y1="0.658cm" svg:x2="2.841cm" svg:y2="0.861cm"><text:p/></draw:line><draw:line draw:style-name="gr12" draw:text-style-name="P80" svg:x1="1.003cm" svg:y1="0.658cm" svg:x2="1.003cm" svg:y2="0.861cm"><text:p/></draw:line><draw:line draw:style-name="gr12" draw:text-style-name="P80" svg:x1="1.003cm" svg:y1="0.658cm" svg:x2="1.003cm" svg:y2="0.861cm"><text:p/></draw:line><draw:line draw:style-name="gr12" draw:text-style-name="P80" svg:x1="1.003cm" svg:y1="0.658cm" svg:x2="1.003cm" svg:y2="0.861cm"><text:p/></draw:line><draw:line draw:style-name="gr12" draw:text-style-name="P80" svg:x1="3.76cm" svg:y1="0.658cm" svg:x2="3.76cm" svg:y2="0.861cm"><text:p/></draw:line><draw:line draw:style-name="gr12" draw:text-style-name="P80" svg:x1="1.464cm" svg:y1="0.658cm" svg:x2="1.464cm" svg:y2="0.861cm"><text:p/></draw:line><draw:line draw:style-name="gr12" draw:text-style-name="P80" svg:x1="2.383cm" svg:y1="0.658cm" svg:x2="2.383cm" svg:y2="0.861cm"><text:p/></draw:line><draw:line draw:style-name="gr12" draw:text-style-name="P80" svg:x1="1.173cm" svg:y1="0.82cm" svg:x2="1.245cm" svg:y2="0.656cm"><text:p/></draw:line><draw:line draw:style-name="gr12" draw:text-style-name="P80" svg:x1="1.665cm" svg:y1="0.82cm" svg:x2="1.734cm" svg:y2="0.656cm"><text:p/></draw:line><draw:line draw:style-name="gr12" draw:text-style-name="P80" svg:x1="2.099cm" svg:y1="0.82cm" svg:x2="2.17cm" svg:y2="0.656cm"><text:p/></draw:line><draw:line draw:style-name="gr12" draw:text-style-name="P80" svg:x1="2.584cm" svg:y1="0.82cm" svg:x2="2.653cm" svg:y2="0.656cm"><text:p/></draw:line><draw:line draw:style-name="gr12" draw:text-style-name="P80" svg:x1="3.011cm" svg:y1="0.82cm" svg:x2="3.082cm" svg:y2="0.656cm"><text:p/></draw:line><draw:line draw:style-name="gr12" draw:text-style-name="P80" svg:x1="3.503cm" svg:y1="0.82cm" svg:x2="3.572cm" svg:y2="0.656cm"><text:p/></draw:line><draw:frame draw:style-name="gr17" draw:text-style-name="P81" svg:width="0.75cm" svg:height="0.664cm" svg:x="0.413cm" svg:y="0.446cm"><draw:text-box><text:p text:style-name="P77"><text:span text:style-name="T92">R</text:span></text:p></draw:text-box></draw:frame><draw:frame draw:style-name="gr18" draw:text-style-name="P82" svg:width="0.729cm" svg:height="0.664cm" svg:x="1.575cm" svg:y="0.132cm"><draw:text-box><text:p text:style-name="P77"><text:span text:style-name="T92">S</text:span></text:p></draw:text-box></draw:frame><draw:frame draw:style-name="gr19" draw:text-style-name="P83" svg:width="0.692cm" svg:height="0.754cm" svg:x="1.988cm" svg:y="0.94cm"><draw:text-box><text:p text:style-name="P77"><text:span text:style-name="T93">x</text:span></text:p></draw:text-box></draw:frame><draw:line draw:style-name="gr15" draw:text-style-name="P80" svg:x1="0.986cm" svg:y1="1.159cm" svg:x2="3.773cm" svg:y2="1.159cm"><text:p/></draw:line></draw:g></text:p>
        <text:p text:style-name="P30"/>
        <text:p text:style-name="P27">RS <text:span text:style-name="T13">=</text:span> <text:span text:style-name="_5f_pointillés_20_gris"><draw:frame draw:style-name="fr3" draw:name="Objet6" text:anchor-type="as-char" svg:width="0.494cm" svg:height="0.873cm" draw:z-index="23"><draw:object xlink:href="./Object 6" xlink:type="simple" xlink:show="embed" xlink:actuate="onLoad"/><draw:image xlink:href="./ObjectReplacements/Object 6" xlink:type="simple" xlink:show="embed" xlink:actuate="onLoad"/><svg:desc>formule</svg:desc></draw:frame></text:span> <text:span text:style-name="T11">x</text:span><text:span text:style-name="T15"> </text:span></text:p>
        <text:p text:style-name="P29"><draw:g text:anchor-type="paragraph" draw:z-index="21" draw:name="Forme8" draw:style-name="gr10"><draw:line draw:style-name="gr11" draw:text-style-name="P80" svg:x1="0.687cm" svg:y1="1.18cm" svg:x2="4.118cm" svg:y2="1.18cm"><text:p/></draw:line><draw:line draw:style-name="gr12" draw:text-style-name="P80" svg:x1="2.831cm" svg:y1="1.1cm" svg:x2="2.831cm" svg:y2="1.255cm"><text:p/></draw:line><draw:line draw:style-name="gr12" draw:text-style-name="P80" svg:x1="1.546cm" svg:y1="1.1cm" svg:x2="1.546cm" svg:y2="1.255cm"><text:p/></draw:line><draw:line draw:style-name="gr12" draw:text-style-name="P80" svg:x1="2.405cm" svg:y1="1.1cm" svg:x2="2.405cm" svg:y2="1.255cm"><text:p/></draw:line><draw:line draw:style-name="gr12" draw:text-style-name="P80" svg:x1="0.687cm" svg:y1="1.1cm" svg:x2="0.687cm" svg:y2="1.255cm"><text:p/></draw:line><draw:line draw:style-name="gr12" draw:text-style-name="P80" svg:x1="0.687cm" svg:y1="1.1cm" svg:x2="0.687cm" svg:y2="1.255cm"><text:p/></draw:line><draw:line draw:style-name="gr12" draw:text-style-name="P80" svg:x1="4.116cm" svg:y1="1.1cm" svg:x2="4.116cm" svg:y2="1.255cm"><text:p/></draw:line><draw:line draw:style-name="gr12" draw:text-style-name="P80" svg:x1="0.687cm" svg:y1="1.1cm" svg:x2="0.687cm" svg:y2="1.255cm"><text:p/></draw:line><draw:line draw:style-name="gr12" draw:text-style-name="P80" svg:x1="3.263cm" svg:y1="1.1cm" svg:x2="3.263cm" svg:y2="1.255cm"><text:p/></draw:line><draw:line draw:style-name="gr12" draw:text-style-name="P80" svg:x1="1.12cm" svg:y1="1.1cm" svg:x2="1.12cm" svg:y2="1.255cm"><text:p/></draw:line><draw:line draw:style-name="gr12" draw:text-style-name="P80" svg:x1="1.978cm" svg:y1="1.1cm" svg:x2="1.978cm" svg:y2="1.255cm"><text:p/></draw:line><draw:line draw:style-name="gr12" draw:text-style-name="P80" svg:x1="3.69cm" svg:y1="1.1cm" svg:x2="3.69cm" svg:y2="1.255cm"><text:p/></draw:line><draw:line draw:style-name="gr12" draw:text-style-name="P80" svg:x1="0.85cm" svg:y1="1.227cm" svg:x2="0.915cm" svg:y2="1.1cm"><text:p/></draw:line><draw:line draw:style-name="gr12" draw:text-style-name="P80" svg:x1="1.307cm" svg:y1="1.227cm" svg:x2="1.369cm" svg:y2="1.1cm"><text:p/></draw:line><draw:line draw:style-name="gr12" draw:text-style-name="P80" svg:x1="1.703cm" svg:y1="1.227cm" svg:x2="1.768cm" svg:y2="1.1cm"><text:p/></draw:line><draw:line draw:style-name="gr12" draw:text-style-name="P80" svg:x1="2.166cm" svg:y1="1.227cm" svg:x2="2.231cm" svg:y2="1.1cm"><text:p/></draw:line><draw:line draw:style-name="gr12" draw:text-style-name="P80" svg:x1="2.562cm" svg:y1="1.227cm" svg:x2="2.629cm" svg:y2="1.1cm"><text:p/></draw:line><draw:line draw:style-name="gr12" draw:text-style-name="P80" svg:x1="3.024cm" svg:y1="1.227cm" svg:x2="3.088cm" svg:y2="1.1cm"><text:p/></draw:line><draw:line draw:style-name="gr12" draw:text-style-name="P80" svg:x1="3.421cm" svg:y1="1.227cm" svg:x2="3.486cm" svg:y2="1.1cm"><text:p/></draw:line><draw:line draw:style-name="gr12" draw:text-style-name="P80" svg:x1="3.877cm" svg:y1="1.227cm" svg:x2="3.942cm" svg:y2="1.1cm"><text:p/></draw:line><draw:frame draw:style-name="gr13" draw:text-style-name="P81" svg:width="0.747cm" svg:height="0.742cm" svg:x="0.123cm" svg:y="0.838cm"><draw:text-box><text:p text:style-name="P77"><text:span text:style-name="T92">A</text:span></text:p></draw:text-box></draw:frame><draw:frame draw:style-name="gr14" draw:text-style-name="P82" svg:width="0.75cm" svg:height="0.745cm" svg:x="1.605cm" svg:y="0.586cm"><draw:text-box><text:p text:style-name="P77"><text:span text:style-name="T92">C</text:span></text:p></draw:text-box></draw:frame><draw:line draw:style-name="gr15" draw:text-style-name="P80" svg:x1="0.687cm" svg:y1="1.565cm" svg:x2="4.118cm" svg:y2="1.565cm"><text:p/></draw:line><draw:frame draw:style-name="gr16" draw:text-style-name="P83" svg:width="0.692cm" svg:height="0.828cm" svg:x="2.049cm" svg:y="1.41cm"><draw:text-box><text:p text:style-name="P77"><text:span text:style-name="T93">x</text:span></text:p></draw:text-box></draw:frame></draw:g></text:p>
        <text:p text:style-name="P25"/>
        <text:list xml:id="list1772206646" text:style-name="_5f_Numérotation_20_des_20_exercices_20_livrets">
          <text:list-header>
            <text:p text:style-name="P63"><text:span text:style-name="T15">AC</text:span><text:span text:style-name="T11"> </text:span><text:span text:style-name="T14">=</text:span><text:span text:style-name="T11"> </text:span><text:span text:style-name="_5f_pointillés_20_gris"><text:span text:style-name="T19"><draw:frame draw:style-name="fr3" draw:name="Objet7" text:anchor-type="as-char" svg:width="0.494cm" svg:height="0.873cm" draw:z-index="24"><draw:object xlink:href="./Object 7" xlink:type="simple" xlink:show="embed" xlink:actuate="onLoad"/><draw:image xlink:href="./ObjectReplacements/Object 7" xlink:type="simple" xlink:show="embed" xlink:actuate="onLoad"/><svg:desc>formule</svg:desc></draw:frame></text:span></text:span><text:span text:style-name="T11"> x</text:span></text:p>
          </text:list-header>
        </text:list>
      </text:section>
      <text:list xml:id="list100544900519407" text:continue-list="list639585833" text:style-name="liste_5f_abc">
        <text:list-item>
          <text:list>
            <text:list-item>
              <text:p text:style-name="P60">Exprime le périmètre de la figure ci-dessous en fonction de <text:span text:style-name="T11">x</text:span>.</text:p>
            </text:list-item>
          </text:list>
        </text:list-item>
      </text:list>
      <text:section text:style-name="Sect2" text:name="Section26">
        <text:list xml:id="list100545243294743" text:continue-list="list1772206646" text:style-name="_5f_Numérotation_20_des_20_exercices_20_livrets">
          <text:list-item>
            <text:list>
              <text:list-header>
                <text:p text:style-name="P51"><draw:g text:anchor-type="as-char" draw:z-index="9" draw:name="Forme9" draw:style-name="gr1"><draw:g draw:style-name="gr28"><draw:line draw:style-name="gr29" draw:text-style-name="P76" svg:x1="0.81cm" svg:y1="0.631cm" svg:x2="2.16cm" svg:y2="0.631cm"><text:p/></draw:line><draw:line draw:style-name="gr29" draw:text-style-name="P76" svg:x1="0.81cm" svg:y1="0.631cm" svg:x2="0.81cm" svg:y2="2.431cm"><text:p/></draw:line><draw:line draw:style-name="gr29" draw:text-style-name="P76" svg:x1="0.81cm" svg:y1="2.429cm" svg:x2="2.61cm" svg:y2="2.429cm"><text:p/></draw:line><draw:line draw:style-name="gr29" draw:text-style-name="P76" svg:x1="3.959cm" svg:y1="2.428cm" svg:x2="3.284cm" svg:y2="1.259cm"><text:p/></draw:line><draw:line draw:style-name="gr29" draw:text-style-name="P76" svg:x1="2.61cm" svg:y1="2.428cm" svg:x2="3.285cm" svg:y2="1.259cm"><text:p/></draw:line><draw:line draw:style-name="gr29" draw:text-style-name="P76" svg:x1="3.959cm" svg:y1="2.429cm" svg:x2="5.309cm" svg:y2="2.429cm"><text:p/></draw:line><draw:line draw:style-name="gr29" draw:text-style-name="P76" svg:x1="5.309cm" svg:y1="0.631cm" svg:x2="5.309cm" svg:y2="2.431cm"><text:p/></draw:line><draw:line draw:style-name="gr29" draw:text-style-name="P76" svg:x1="4.634cm" svg:y1="1.8cm" svg:x2="5.309cm" svg:y2="0.631cm"><text:p/></draw:line><draw:line draw:style-name="gr29" draw:text-style-name="P76" svg:x1="4.634cm" svg:y1="1.8cm" svg:x2="3.959cm" svg:y2="0.631cm"><text:p/></draw:line><draw:line draw:style-name="gr30" draw:text-style-name="P76" svg:x1="2.16cm" svg:y1="0.631cm" svg:x2="3.96cm" svg:y2="0.631cm"><text:p/></draw:line><draw:line draw:style-name="gr29" draw:text-style-name="P76" svg:x1="1.395cm" svg:y1="0.453cm" svg:x2="1.575cm" svg:y2="0.813cm"><text:p/></draw:line><draw:line draw:style-name="gr29" draw:text-style-name="P76" svg:x1="2.834cm" svg:y1="1.619cm" svg:x2="3.014cm" svg:y2="1.979cm"><text:p/></draw:line><draw:line draw:style-name="gr29" draw:text-style-name="P76" svg:x1="4.544cm" svg:y1="2.249cm" svg:x2="4.724cm" svg:y2="2.609cm"><text:p/></draw:line><draw:line draw:style-name="gr29" draw:text-style-name="P76" svg:x1="4.904cm" svg:y1="0.991cm" svg:x2="5.084cm" svg:y2="1.351cm"><text:p/></draw:line><draw:line draw:style-name="gr29" draw:text-style-name="P76" svg:x1="3.554cm" svg:y1="2.069cm" svg:x2="3.734cm" svg:y2="1.709cm"><text:p/></draw:line><draw:line draw:style-name="gr29" draw:text-style-name="P76" svg:x1="4.184cm" svg:y1="1.351cm" svg:x2="4.364cm" svg:y2="0.991cm"><text:p/></draw:line><draw:custom-shape draw:style-name="gr31" draw:text-style-name="P85" svg:width="0.272cm" svg:height="0.271cm" svg:x="0.674cm" svg:y="1.3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85" svg:width="0.271cm" svg:height="0.271cm" svg:x="5.173cm" svg:y="1.3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85" svg:width="0.271cm" svg:height="0.272cm" svg:x="2.97cm" svg:y="0.49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 draw:text-style-name="P79" svg:width="0.9cm" svg:height="0.664cm" svg:x="0cm" svg:y="1.169cm"><draw:text-box><text:p text:style-name="P77"><text:span text:style-name="T91">2,5</text:span></text:p></draw:text-box></draw:frame><draw:frame draw:style-name="gr33" draw:text-style-name="P78" svg:width="0.615cm" svg:height="0.503cm" svg:x="0.997cm" svg:y="0cm"><draw:text-box><text:p text:style-name="P77"><text:span text:style-name="T90"><text:s text:c="4"/></text:span><text:span text:style-name="T90">x</text:span></text:p></draw:text-box></draw:frame></draw:g><draw:custom-shape draw:style-name="gr31" draw:text-style-name="P85" svg:width="0.271cm" svg:height="0.272cm" svg:x="1.61cm" svg:y="2.295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4"><text:span text:style-name="_5f_Correction_5f_surligné"><text:span text:style-name="T49">P = 2,5 </text:span></text:span><text:span text:style-name="_5f_Correction_5f_surligné"><text:span text:style-name="T68"> </text:span></text:span><text:span text:style-name="_5f_Correction_5f_surligné"><text:span text:style-name="T49">4</text:span></text:span><text:span text:style-name="_5f_Correction_5f_surligné"><text:span text:style-name="T48"> + </text:span></text:span><text:span text:style-name="_5f_Correction_5f_surligné"><text:span text:style-name="T49">6 </text:span></text:span><text:span text:style-name="_5f_Correction_5f_surligné"><text:span text:style-name="T52">x</text:span></text:span></text:p>
                <text:p text:style-name="P64"><text:span text:style-name="_5f_Correction_5f_surligné"><text:span text:style-name="T62">P = 10</text:span></text:span><text:span text:style-name="_5f_Correction_5f_surligné"><text:span text:style-name="T57"> </text:span></text:span><text:span text:style-name="_5f_Correction_5f_surligné"><text:span text:style-name="T63">+</text:span></text:span><text:span text:style-name="_5f_Correction_5f_surligné"><text:span text:style-name="T57"> </text:span></text:span><text:span text:style-name="_5f_Correction_5f_surligné"><text:span text:style-name="T62">6 </text:span></text:span><text:span text:style-name="_5f_Correction_5f_surligné"><text:span text:style-name="T52">x</text:span></text:span></text:p>
              </text:list-header>
            </text:list>
          </text:list-item>
        </text:list>
      </text:section>
      <text:list xml:id="list100545524816556" text:continue-list="list2938840245" text:style-name="Num_5f_Exo">
        <text:list-item>
          <text:list>
            <text:list-item>
              <text:list>
                <text:list-item>
                  <text:list>
                    <text:list-item>
                      <text:h text:style-name="P70" text:outline-level="1"><text:span text:style-name="T16"> </text:span><text:span text:style-name="Bold_5f_niv1"><text:span text:style-name="T17">Aire</text:span></text:span><text:span text:style-name="Bold_5f_niv1"><text:span text:style-name="T18">s</text:span></text:span></text:h>
                    </text:list-item>
                  </text:list>
                </text:list-item>
              </text:list>
            </text:list-item>
          </text:list>
        </text:list-item>
      </text:list>
      <text:list xml:id="list100546487720084" text:continue-list="list100544900519407" text:style-name="liste_5f_abc">
        <text:list-item>
          <text:list>
            <text:list-item text:start-value="1">
              <text:p text:style-name="P57"><text:span text:style-name="T22">Exprime l’aire de la partie </text:span><text:span text:style-name="T23">bleue</text:span><text:span text:style-name="T22"> en fonction de </text:span><text:span text:style-name="_5f_variable"><text:span text:style-name="T8">x</text:span></text:span><text:span text:style-name="T22">.</text:span></text:p>
            </text:list-item>
          </text:list>
        </text:list-item>
      </text:list>
      <text:list xml:id="list100546328399039" text:continue-list="list100545243294743" text:style-name="_5f_Numérotation_20_des_20_exercices_20_livrets">
        <text:list-header>
          <text:p text:style-name="P52"><draw:g text:anchor-type="as-char" draw:z-index="22" draw:name="Forme10" draw:style-name="gr1"><draw:custom-shape draw:style-name="gr2" draw:text-style-name="P74" svg:width="4.546cm" svg:height="2.724cm" svg:x="0.818cm" svg:y="0.817cm"><text:p/><draw:enhanced-geometry svg:viewBox="0 0 21600 21600" draw:type="rectangle" draw:enhanced-path="M 0 0 L 21600 0 21600 21600 0 21600 0 0 Z N"/></draw:custom-shape><draw:custom-shape draw:style-name="gr3" draw:text-style-name="P75" svg:width="2.73cm" svg:height="1.816cm" svg:x="2.635cm" svg:y="0.817cm"><text:p/><draw:enhanced-geometry svg:viewBox="0 0 21600 21600" draw:type="rectangle" draw:enhanced-path="M 0 0 L 21600 0 21600 21600 0 21600 0 0 Z N"/></draw:custom-shape><draw:line draw:style-name="gr4" draw:text-style-name="P76" svg:x1="5.545cm" svg:y1="0.816cm" svg:x2="5.545cm" svg:y2="2.632cm"><text:p/></draw:line><draw:frame draw:style-name="gr5" draw:text-style-name="P78" svg:width="0.456cm" svg:height="0.754cm" svg:x="5.546cm" svg:y="1.27cm"><draw:text-box><text:p text:style-name="P77"><text:span text:style-name="T90">x</text:span></text:p></draw:text-box></draw:frame><draw:line draw:style-name="gr6" draw:text-style-name="P76" svg:x1="2.636cm" svg:y1="0.635cm" svg:x2="5.363cm" svg:y2="0.635cm"><text:p/></draw:line><draw:frame draw:style-name="gr7" draw:text-style-name="P79" svg:width="0.456cm" svg:height="0.664cm" svg:x="3.727cm" svg:y="0cm"><draw:text-box><text:p text:style-name="P77"><text:span text:style-name="T91">5</text:span></text:p></draw:text-box></draw:frame><draw:line draw:style-name="gr8" draw:text-style-name="P76" svg:x1="1.727cm" svg:y1="0.635cm" svg:x2="1.727cm" svg:y2="0.998cm"><text:p/></draw:line><draw:line draw:style-name="gr8" draw:text-style-name="P76" svg:x1="5.182cm" svg:y1="1.724cm" svg:x2="5.546cm" svg:y2="1.724cm"><text:p/></draw:line><draw:line draw:style-name="gr9" draw:text-style-name="P76" svg:x1="0.636cm" svg:y1="0.816cm" svg:x2="0.636cm" svg:y2="3.54cm"><text:p/></draw:line><draw:frame draw:style-name="gr7" draw:text-style-name="P79" svg:width="0.456cm" svg:height="0.664cm" svg:x="0cm" svg:y="1.817cm"><draw:text-box><text:p text:style-name="P77"><text:span text:style-name="T91">5</text:span></text:p></draw:text-box></draw:frame></draw:g></text:p>
        </text:list-header>
      </text:list>
      <text:p text:style-name="P33"><text:span text:style-name="_5f_Correction_5f_surligné"><text:span text:style-name="T48">A</text:span></text:span><text:span text:style-name="_5f_Correction_5f_surligné"><text:span text:style-name="T69">ire totale </text:span></text:span><text:span text:style-name="_5f_Correction_5f_surligné"><text:span text:style-name="T48">: 5(5 + </text:span></text:span><text:span text:style-name="_5f_Correction_5f_surligné"><text:span text:style-name="T52">x</text:span></text:span><text:span text:style-name="_5f_Correction_5f_surligné"><text:span text:style-name="T48">) = 25 + 5</text:span></text:span><text:span text:style-name="_5f_Correction_5f_surligné"><text:span text:style-name="T59"> </text:span></text:span><text:span text:style-name="_5f_Correction_5f_surligné"><text:span text:style-name="T52">x</text:span></text:span></text:p>
      <text:p text:style-name="P33"><text:span text:style-name="_5f_Correction_5f_surligné"><text:span text:style-name="T48">Aire du rectangle blanc : 5</text:span></text:span><text:span text:style-name="_5f_Correction_5f_surligné"><text:span text:style-name="T59"> </text:span></text:span><text:span text:style-name="_5f_Correction_5f_surligné"><text:span text:style-name="T52">x</text:span></text:span></text:p>
      <text:p text:style-name="P49"><text:span text:style-name="_5f_Correction_5f_surligné"><text:span text:style-name="T51">Aire </text:span></text:span><text:span text:style-name="_5f_Correction_5f_surligné"><text:span text:style-name="T72">de la partie </text:span></text:span><text:span text:style-name="_5f_Correction_5f_surligné"><text:span text:style-name="T73">bleue</text:span></text:span><text:span text:style-name="_5f_Correction_5f_surligné"><text:span text:style-name="T51"> : 25 + 5 </text:span></text:span><text:span text:style-name="_5f_Correction_5f_surligné"><text:span text:style-name="T52">x</text:span></text:span><text:span text:style-name="_5f_Correction_5f_surligné"><text:span text:style-name="T59"> </text:span></text:span><text:span text:style-name="_5f_pointillés_20_gris"><text:span text:style-name="T86">−</text:span></text:span><text:span text:style-name="_5f_Correction_5f_surligné"><text:span text:style-name="T59"> </text:span></text:span><text:span text:style-name="_5f_Correction_5f_surligné"><text:span text:style-name="T51">5 </text:span></text:span><text:span text:style-name="_5f_Correction_5f_surligné"><text:span text:style-name="T52">x</text:span></text:span><text:span text:style-name="_5f_Correction_5f_surligné"><text:span text:style-name="T63"> = </text:span></text:span><text:span text:style-name="_5f_Correction_5f_surligné"><text:span text:style-name="T51">25</text:span></text:span></text:p>
      <text:p text:style-name="P33"><text:span text:style-name="_5f_Correction_5f_surligné"><text:span text:style-name="T59">L’aire de la partie bleue est constante.</text:span></text:span></text:p>
      <text:list xml:id="list100546756531464" text:continue-list="list100546487720084" text:style-name="liste_5f_abc">
        <text:list-item>
          <text:list>
            <text:list-item>
              <text:h text:style-name="P71" text:outline-level="1"><text:span text:style-name="T88">Aux </text:span><text:span text:style-name="T46">q</text:span><text:span text:style-name="T47">uatre</text:span><text:span text:style-name="T88"> coins d’un carré de côté 4, on enlève un carré de côté </text:span><text:span text:style-name="_5f_variables"><text:span text:style-name="T6">x</text:span></text:span><text:span text:style-name="T88"> et on obtient ainsi une croix. Quelle est son aire ?</text:span></text:h>
            </text:list-item>
          </text:list>
        </text:list-item>
      </text:list>
      <text:p text:style-name="P45"><draw:frame text:anchor-type="paragraph" draw:z-index="12" draw:name="Forme11" draw:style-name="gr27" draw:text-style-name="P84" svg:width="2.472cm" svg:height="2.327cm" svg:x="6.361cm" svg:y="0.448cm"><draw:image xlink:href="Pictures/200000200000108A0000108AA3CE52805B3723AE.svm" xlink:type="simple" xlink:show="embed" xlink:actuate="onLoad" draw:mime-type="image/x-svm"><text:p/></draw:image><draw:image xlink:href="Pictures/200000200000108A0000108AA3CE52805B3723AE.svm" xlink:type="simple" xlink:show="embed" xlink:actuate="onLoad" draw:mime-type="image/x-svm"/></draw:frame><text:span text:style-name="_5f_Correction_5f_surligné"><text:span text:style-name="T48"/></text:span></text:p>
      <text:p text:style-name="P49"><text:span text:style-name="_5f_Correction_5f_surligné"><text:span text:style-name="T48">A</text:span></text:span><text:span text:style-name="_5f_Correction_5f_surligné"><text:span text:style-name="T69">ire </text:span></text:span><text:span text:style-name="_5f_Correction_5f_surligné"><text:span text:style-name="T70">d</text:span></text:span><text:span text:style-name="_5f_Correction_5f_surligné"><text:span text:style-name="T71">u grand carré :</text:span></text:span><text:span text:style-name="_5f_Correction_5f_surligné"><text:span text:style-name="T70"> </text:span></text:span><text:span text:style-name="_5f_Correction_5f_surligné"><text:span text:style-name="T48">4 </text:span></text:span><text:span text:style-name="_5f_pointillés_20_gris"><text:span text:style-name="T67">×</text:span></text:span><text:span text:style-name="_5f_Correction_5f_surligné"><text:span text:style-name="T75"> </text:span></text:span><text:span text:style-name="_5f_Correction_5f_surligné"><text:span text:style-name="T80">4 </text:span></text:span><text:span text:style-name="_5f_Correction_5f_surligné"><text:span text:style-name="T81">= 16</text:span></text:span></text:p>
      <text:p text:style-name="P49"><text:span text:style-name="_5f_Correction_5f_surligné"><text:span text:style-name="T48">A</text:span></text:span><text:span text:style-name="_5f_Correction_5f_surligné"><text:span text:style-name="T69">ire </text:span></text:span><text:span text:style-name="_5f_Correction_5f_surligné"><text:span text:style-name="T70">d’</text:span></text:span><text:span text:style-name="_5f_Correction_5f_surligné"><text:span text:style-name="T71">un petit carré :</text:span></text:span><text:span text:style-name="_5f_Correction_5f_surligné"><text:span text:style-name="T70"> </text:span></text:span><text:span text:style-name="_5f_Correction_5f_surligné"><text:span text:style-name="T52">x</text:span></text:span><text:span text:style-name="_5f_Correction_5f_surligné"><text:span text:style-name="T55"> </text:span></text:span><text:span text:style-name="_5f_pointillés_20_gris"><text:span text:style-name="T67">×</text:span></text:span><text:span text:style-name="_5f_Correction_5f_surligné"><text:span text:style-name="T79"> </text:span></text:span><text:span text:style-name="_5f_Correction_5f_surligné"><text:span text:style-name="T52">x</text:span></text:span><text:span text:style-name="_5f_Correction_5f_surligné"><text:span text:style-name="T63"> = </text:span></text:span><text:span text:style-name="_5f_Correction_5f_surligné"><text:span text:style-name="T54">x</text:span></text:span><text:span text:style-name="_5f_Correction_5f_surligné"><text:span text:style-name="T56">²</text:span></text:span></text:p>
      <text:p text:style-name="P49"><text:span text:style-name="_5f_Correction_5f_surligné"><text:span text:style-name="T48">A</text:span></text:span><text:span text:style-name="_5f_Correction_5f_surligné"><text:span text:style-name="T69">ire </text:span></text:span><text:span text:style-name="_5f_Correction_5f_surligné"><text:span text:style-name="T70">de la croix = </text:span></text:span><text:span text:style-name="_5f_Correction_5f_surligné"><text:span text:style-name="T81">16</text:span></text:span><text:span text:style-name="_5f_Correction_5f_surligné"><text:span text:style-name="T80"> </text:span></text:span><text:span text:style-name="_5f_pointillés_20_gris"><text:span text:style-name="T84">−</text:span></text:span><text:span text:style-name="_5f_Correction_5f_surligné"><text:span text:style-name="T80"> 4</text:span></text:span><text:span text:style-name="_5f_Correction_5f_surligné"><text:span text:style-name="T59"> </text:span></text:span><text:span text:style-name="_5f_pointillés_20_gris"><text:span text:style-name="T67">×</text:span></text:span><text:span text:style-name="_5f_Correction_5f_surligné"><text:span text:style-name="T79"> </text:span></text:span><text:span text:style-name="_5f_Correction_5f_surligné"><text:span text:style-name="T54">x</text:span></text:span><text:span text:style-name="_5f_Correction_5f_surligné"><text:span text:style-name="T56">²</text:span></text:span></text:p>
      <text:p text:style-name="P50"><text:span text:style-name="_5f_Correction_5f_surligné"><text:span text:style-name="T60">=</text:span></text:span><text:span text:style-name="_5f_Correction_5f_surligné"><text:span text:style-name="T53"> </text:span></text:span><text:span text:style-name="_5f_Correction_5f_surligné"><text:span text:style-name="T82">16 </text:span></text:span><text:span text:style-name="_5f_pointillés_20_gris"><text:span text:style-name="T85">−</text:span></text:span><text:span text:style-name="_5f_Correction_5f_surligné"><text:span text:style-name="T82"> 4</text:span></text:span><text:span text:style-name="_5f_Correction_5f_surligné"><text:span text:style-name="T59"> </text:span></text:span><text:span text:style-name="_5f_Correction_5f_surligné"><text:span text:style-name="T52">x</text:span></text:span><text:span text:style-name="_5f_Correction_5f_surligné"><text:span text:style-name="T56">²</text:span></text:span></text:p>
      <text:p text:style-name="P44"><text:span text:style-name="_5f_pointillés_20_gris"><text:span text:style-name="T20"/></text:span></text:p>
      <text:list xml:id="list100545388205861" text:continue-list="list100545524816556" text:style-name="Num_5f_Exo">
        <text:list-item>
          <text:h text:style-name="P69" text:outline-level="1"> Compl<text:span text:style-name="T87">ète</text:span> le tableau suivant.</text:h>
        </text:list-item>
      </text:list>
      <table:table table:name="Tableau1" table:style-name="Tableau1">
        <table:table-column table:style-name="Tableau1.A"/>
        <table:table-column table:style-name="Tableau1.B"/>
        <table:table-row table:style-name="TableLine2558959308000">
          <table:table-cell table:style-name="Tableau1.A1" office:value-type="string">
            <text:p text:style-name="P43">Écriture littérale</text:p>
          </table:table-cell>
          <table:table-cell table:style-name="Tableau1.B1" office:value-type="string">
            <text:p text:style-name="P43">Description </text:p>
          </table:table-cell>
        </table:table-row>
        <table:table-row table:style-name="Tableau1.2">
          <table:table-cell table:style-name="Tableau1.A2" office:value-type="string">
            <text:p text:style-name="P46"><draw:frame draw:style-name="fr3" draw:name="Objet8" text:anchor-type="as-char" svg:width="0.512cm" svg:height="0.945cm" draw:z-index="14"><draw:object xlink:href="./Object 1" xlink:type="simple" xlink:show="embed" xlink:actuate="onLoad"/><draw:image xlink:href="./ObjectReplacements/Object 1" xlink:type="simple" xlink:show="embed" xlink:actuate="onLoad"/><svg:desc>formule</svg:desc></draw:frame></text:p>
          </table:table-cell>
          <table:table-cell table:style-name="Tableau1.B2" office:value-type="string">
            <text:p text:style-name="P41"><text:span text:style-name="T89">L'</text:span>inverse de <text:span text:style-name="_5f_variables"><text:span text:style-name="T5">a</text:span></text:span>.</text:p>
          </table:table-cell>
        </table:table-row>
        <table:table-row table:style-name="Tableau1.3">
          <table:table-cell table:style-name="Tableau1.A4" office:value-type="string">
            <text:p text:style-name="P38"><text:span text:style-name="_5f_Correction_5f_surligné"><text:span text:style-name="T52">– </text:span></text:span><text:span text:style-name="_5f_Correction_5f_surligné"><text:span text:style-name="T55">(</text:span></text:span><text:span text:style-name="_5f_Correction_5f_surligné"><text:span text:style-name="T52">a + b </text:span></text:span><text:span text:style-name="_5f_Correction_5f_surligné"><text:span text:style-name="T55">)</text:span></text:span></text:p>
          </table:table-cell>
          <table:table-cell table:style-name="Tableau1.B3" office:value-type="string">
            <text:p text:style-name="P37">L'opposé de la somme de <text:span text:style-name="_5f_variables"><text:span text:style-name="T5">a</text:span></text:span> et <text:span text:style-name="_5f_variables"><text:span text:style-name="T5">b</text:span></text:span>.</text:p>
          </table:table-cell>
        </table:table-row>
        <table:table-row table:style-name="TableLine2558959308816">
          <table:table-cell table:style-name="Tableau1.A4" office:value-type="string">
            <text:p text:style-name="P36"><text:span text:style-name="_5f_opensymbol"><text:span text:style-name="T45">─</text:span></text:span><draw:frame draw:style-name="fr5" draw:name="Objet1" text:anchor-type="as-char" svg:width="0.494cm" svg:height="0.9cm" draw:z-index="17"><draw:object xlink:href="./Object 2" xlink:type="simple" xlink:show="embed" xlink:actuate="onLoad"/><draw:image xlink:href="./ObjectReplacements/Object 2" xlink:type="simple" xlink:show="embed" xlink:actuate="onLoad"/><svg:desc>formule</svg:desc></draw:frame></text:p>
          </table:table-cell>
          <table:table-cell table:style-name="Tableau1.B4" office:value-type="string">
            <text:p text:style-name="P40"><text:s/><text:span text:style-name="_5f_Correction_5f_surligné"><text:span text:style-name="T83">L'opposé de l'inverse de</text:span></text:span><text:span text:style-name="_5f_Correction_5f_surligné"><text:span text:style-name="T69"> </text:span></text:span><text:span text:style-name="_5f_variables"><text:span text:style-name="T21">a</text:span></text:span><text:span text:style-name="_5f_Correction_5f_surligné"><text:span text:style-name="T69">.</text:span></text:span></text:p>
          </table:table-cell>
        </table:table-row>
        <table:table-row table:style-name="TableLine2558959302832">
          <table:table-cell table:style-name="Tableau1.A5" office:value-type="string">
            <text:p text:style-name="P35"><draw:frame draw:style-name="fr5" draw:name="Objet2" text:anchor-type="as-char" svg:width="1.097cm" svg:height="0.9cm" draw:z-index="18"><draw:object xlink:href="./Object 8" xlink:type="simple" xlink:show="embed" xlink:actuate="onLoad"/><draw:image xlink:href="./ObjectReplacements/Object 8" xlink:type="simple" xlink:show="embed" xlink:actuate="onLoad"/><svg:desc>formule</svg:desc></draw:frame></text:p>
          </table:table-cell>
          <table:table-cell table:style-name="Tableau1.B5" office:value-type="string">
            <text:p text:style-name="P42"><text:span text:style-name="_5f_Correction_5f_surligné"><text:span text:style-name="T48">L'inverse de la somme de</text:span></text:span><text:span text:style-name="_5f_Correction_5f_surligné"><text:span text:style-name="T69"> </text:span></text:span><text:span text:style-name="_5f_variables"><text:span text:style-name="T21">a</text:span></text:span><text:span text:style-name="_5f_Correction_5f_surligné"><text:span text:style-name="T69"> et </text:span></text:span><text:span text:style-name="_5f_variables"><text:span text:style-name="T21">b</text:span></text:span><text:span text:style-name="_5f_Correction_5f_surligné"><text:span text:style-name="T69">.</text:span></text:span></text:p>
          </table:table-cell>
        </table:table-row>
        <table:table-row table:style-name="TableLine2558959303920">
          <table:table-cell table:style-name="Tableau1.A6" office:value-type="string">
            <text:p text:style-name="P39"><text:span text:style-name="_5f_Correction_5f_surligné"><text:span text:style-name="T52">– a + </text:span></text:span><text:span text:style-name="_5f_Correction_5f_surligné"><text:span text:style-name="T52"><draw:frame draw:style-name="fr3" draw:name="Objet9" text:anchor-type="as-char" svg:width="0.496cm" svg:height="0.945cm" draw:z-index="19"><draw:object xlink:href="./Object 9" xlink:type="simple" xlink:show="embed" xlink:actuate="onLoad"/><draw:image xlink:href="./ObjectReplacements/Object 9" xlink:type="simple" xlink:show="embed" xlink:actuate="onLoad"/><svg:desc>formule</svg:desc></draw:frame></text:span></text:span><text:span text:style-name="_5f_Correction_5f_surligné"><text:span text:style-name="T52"><text:s/></text:span></text:span></text:p>
          </table:table-cell>
          <table:table-cell table:style-name="Tableau1.B6" office:value-type="string">
            <text:p text:style-name="P37">La somme de l'opposé <text:span text:style-name="T89">de </text:span><text:span text:style-name="_5f_variable"><text:span text:style-name="T7">a</text:span></text:span><text:span text:style-name="T89"> <text:line-break/></text:span>et de l<text:span text:style-name="T89">'inverse de </text:span><text:span text:style-name="_5f_variable"><text:span text:style-name="T7">b</text:span></text:span></text:p>
          </table:table-cell>
        </table:table-row>
      </table:table>
      <text:list xml:id="list100545292102068" text:continue-numbering="true" text:style-name="Num_5f_Exo">
        <text:list-item>
          <text:h text:style-name="P72" text:outline-level="1"><text:span text:style-name="T28"> </text:span>Tradu<text:span text:style-name="T87">is</text:span> par un énoncé clair et précis chacune des écritures littérales suivantes.</text:h>
        </text:list-item>
      </text:list>
      <text:list xml:id="list100545790074363" text:continue-list="list100546756531464" text:style-name="liste_5f_abc">
        <text:list-item text:start-value="1">
          <text:p text:style-name="P53"><text:span text:style-name="T44">A</text:span><text:span text:style-name="T26"> </text:span><text:span text:style-name="_5f_Symbole"><text:span text:style-name="T29">=</text:span></text:span><text:span text:style-name="T27"> </text:span><text:span text:style-name="corps"><text:span text:style-name="T38">π</text:span></text:span><text:span text:style-name="T44">R</text:span><text:span text:style-name="T26">² (aire du disque de rayon </text:span><text:span text:style-name="T44">R</text:span><text:span text:style-name="T26">)</text:span></text:p>
          <text:p text:style-name="P48"><text:span text:style-name="_5f_pointillés_20_gris"><text:span text:style-name="T31">L’aire du disque de rayon R est égale au </text:span></text:span><text:span text:style-name="_5f_pointillés_20_gris"><text:span text:style-name="T34">produit de </text:span></text:span><text:span text:style-name="_5f_pointillés_20_gris"><text:span text:style-name="T37">p </text:span></text:span><text:span text:style-name="_5f_pointillés_20_gris"><text:span text:style-name="T35">par le carré de R.</text:span></text:span></text:p>
        </text:list-item>
        <text:list-item>
          <text:p text:style-name="P54"><text:span text:style-name="T25"><text:s/></text:span><text:span text:style-name="T44">A</text:span><text:span text:style-name="T26"> </text:span><text:span text:style-name="_5f_Symbole"><text:span text:style-name="T29">=</text:span></text:span><text:span text:style-name="T27"><draw:frame draw:style-name="fr6" draw:name="Objet3" text:anchor-type="as-char" svg:width="0.512cm" svg:height="0.933cm" draw:z-index="1"><draw:object xlink:href="./Object 3" xlink:type="simple" xlink:show="embed" xlink:actuate="onLoad"/><draw:image xlink:href="./ObjectReplacements/Object 3" xlink:type="simple" xlink:show="embed" xlink:actuate="onLoad"/></draw:frame></text:span><text:span text:style-name="T27"> </text:span><text:span text:style-name="T26">(aire d’un triangle rectangle)</text:span></text:p>
          <text:p text:style-name="P48"><text:span text:style-name="_5f_pointillés_20_gris"><text:span text:style-name="T34">L’</text:span></text:span><text:span text:style-name="_5f_pointillés_20_gris"><text:span text:style-name="T31">aire d'un triangle rectangle (de côtés perpendiculaires </text:span></text:span><text:span text:style-name="_5f_variables"><text:span text:style-name="T39">a </text:span></text:span><text:span text:style-name="_5f_pointillés_20_gris"><text:span text:style-name="T31">et </text:span></text:span><text:span text:style-name="_5f_variables"><text:span text:style-name="T39">b</text:span></text:span><text:span text:style-name="_5f_pointillés_20_gris"><text:span text:style-name="T31">) est égale à la</text:span></text:span><text:span text:style-name="_5f_pointillés_20_gris"><text:span text:style-name="T34"> moitié du produit de </text:span></text:span><text:span text:style-name="_5f_variables"><text:span text:style-name="T39">a</text:span></text:span><text:span text:style-name="_5f_Correction_5f_surligné"><text:span text:style-name="T36"> </text:span></text:span><text:span text:style-name="_5f_Correction_5f_surligné"><text:span text:style-name="T35">par</text:span></text:span><text:span text:style-name="_5f_Correction_5f_surligné"><text:span text:style-name="T36"> </text:span></text:span><text:span text:style-name="_5f_variables"><text:span text:style-name="T39">b</text:span></text:span><text:span text:style-name="_5f_Correction_5f_surligné"><text:span text:style-name="T36">.</text:span></text:span></text:p>
        </text:list-item>
        <text:list-item>
          <text:p text:style-name="P55"><text:span text:style-name="_5f_opensymbol"><text:span text:style-name="T30">─</text:span></text:span><text:span text:style-name="T26">(</text:span><text:span text:style-name="_5f_variables"><text:span text:style-name="T24">a</text:span></text:span><text:span text:style-name="T26"> </text:span><text:span text:style-name="_5f_opensymbol"><text:span text:style-name="T30">─</text:span></text:span><text:span text:style-name="T26"> </text:span><text:span text:style-name="_5f_variables"><text:span text:style-name="T24">b</text:span></text:span><text:span text:style-name="T26">) </text:span><text:span text:style-name="_5f_Symbole"><text:span text:style-name="T29">=</text:span></text:span><text:span text:style-name="T27"> </text:span><text:span text:style-name="_5f_variables"><text:span text:style-name="T24">b</text:span></text:span><text:span text:style-name="T26"> </text:span><text:span text:style-name="_5f_opensymbol"><text:span text:style-name="T30">─</text:span></text:span><text:span text:style-name="T26"> </text:span><text:span text:style-name="_5f_variables"><text:span text:style-name="T24">a</text:span></text:span></text:p>
          <text:p text:style-name="P48"><text:span text:style-name="_5f_pointillés_20_gris"><text:span text:style-name="T34">L’opposé de la différence entre </text:span></text:span><text:span text:style-name="_5f_variables"><text:span text:style-name="T40">a</text:span></text:span><text:span text:style-name="_5f_pointillés_20_gris"><text:span text:style-name="T31"> </text:span></text:span><text:span text:style-name="_5f_pointillés_20_gris"><text:span text:style-name="T32">et </text:span></text:span><text:span text:style-name="_5f_variables"><text:span text:style-name="T40">b</text:span></text:span><text:span text:style-name="_5f_pointillés_20_gris"><text:span text:style-name="T34"> </text:span></text:span><text:span text:style-name="_5f_pointillés_20_gris"><text:span text:style-name="T31">est égale à la </text:span></text:span><text:span text:style-name="_5f_pointillés_20_gris"><text:span text:style-name="T35">différence entre </text:span></text:span><text:span text:style-name="_5f_variables"><text:span text:style-name="T40">b</text:span></text:span><text:span text:style-name="_5f_pointillés_20_gris"><text:span text:style-name="T33"> </text:span></text:span><text:span text:style-name="_5f_pointillés_20_gris"><text:span text:style-name="T32">et</text:span></text:span><text:span text:style-name="_5f_pointillés_20_gris"><text:span text:style-name="T33"> </text:span></text:span><text:span text:style-name="_5f_variables"><text:span text:style-name="T40">a.</text:span></text:span><text:span text:style-name="_5f_pointillés_20_gris"><text:span text:style-name="T35"> </text:span></text:span></text:p>
        </text:list-item>
        <text:list-item>
          <text:p text:style-name="P56"><text:span text:style-name="T41"><draw:frame draw:style-name="fr5" draw:name="Objet4" text:anchor-type="as-char" svg:width="0.538cm" svg:height="1.004cm" draw:z-index="2"><draw:object xlink:href="./Object 4" xlink:type="simple" xlink:show="embed" xlink:actuate="onLoad"/><draw:image xlink:href="./ObjectReplacements/Object 4" xlink:type="simple" xlink:show="embed" xlink:actuate="onLoad"/></draw:frame></text:span><text:span text:style-name="T41"> </text:span><text:span text:style-name="_5f_Symbole"><text:span text:style-name="T43">=</text:span></text:span><text:span text:style-name="_5f_Symbole"><text:span text:style-name="T42"> </text:span></text:span><text:span text:style-name="T41"><draw:frame draw:style-name="fr5" draw:name="Objet5" text:anchor-type="as-char" svg:width="0.326cm" svg:height="1.004cm" draw:z-index="3"><draw:object xlink:href="./Object 5" xlink:type="simple" xlink:show="embed" xlink:actuate="onLoad"/><draw:image xlink:href="./ObjectReplacements/Object 5" xlink:type="simple" xlink:show="embed" xlink:actuate="onLoad"/></draw:frame></text:span></text:p>
          <text:p text:style-name="P48"><text:span text:style-name="_5f_pointillés_20_gris"><text:span text:style-name="T34">Le quotient du produit de </text:span></text:span><text:span text:style-name="_5f_variables"><text:span text:style-name="T40">n</text:span></text:span><text:span text:style-name="_5f_pointillés_20_gris"><text:span text:style-name="T34"> par </text:span></text:span><text:span text:style-name="_5f_variables"><text:span text:style-name="T40">a </text:span></text:span><text:span text:style-name="_5f_pointillés_20_gris"><text:span text:style-name="T34">par le produit de </text:span></text:span><text:span text:style-name="_5f_variables"><text:span text:style-name="T40">n</text:span></text:span><text:span text:style-name="_5f_pointillés_20_gris"><text:span text:style-name="T34"> par </text:span></text:span><text:span text:style-name="_5f_variables"><text:span text:style-name="T40">b </text:span></text:span><text:span text:style-name="_5f_pointillés_20_gris"><text:span text:style-name="T31">est égal au quotient de</text:span></text:span><text:span text:style-name="_5f_pointillés_20_gris"><text:span text:style-name="T33"> </text:span></text:span><text:span text:style-name="_5f_variables"><text:span text:style-name="T40">a </text:span></text:span><text:span text:style-name="_5f_pointillés_20_gris"><text:span text:style-name="T34">par </text:span></text:span><text:span text:style-name="_5f_variables"><text:span text:style-name="T40">b.</text:span></text:span><text:span text:style-name="_5f_pointillés_20_gris"><text:span text:style-name="T35"> </text:span></text:span></text:p>
        </text:list-item>
      </text:list>
      <text:list xml:id="list100545188534827" text:continue-list="list100545292102068" text:style-name="Num_5f_Exo">
        <text:list-item>
          <text:h text:style-name="P73" text:outline-level="1"> Donne une écriture littérale traduisant chacune des phrases suivantes.</text:h>
        </text:list-item>
      </text:list>
      <text:list xml:id="list100545458490374" text:continue-list="list100545790074363" text:style-name="liste_5f_abc">
        <text:list-item text:start-value="1">
          <text:p text:style-name="P61">Le carré du produit de deux nombres est égal au produit des carrés de ces deux nombres.</text:p>
        </text:list-item>
      </text:list>
      <text:p text:style-name="P34"><draw:frame draw:style-name="fr4" draw:name="Objet12" text:anchor-type="as-char" svg:width="2.404cm" svg:height="0.474cm" draw:z-index="20"><draw:object xlink:href="./Object 12" xlink:type="simple" xlink:show="embed" xlink:actuate="onLoad"/><draw:image xlink:href="./ObjectReplacements/Object 12" xlink:type="simple" xlink:show="embed" xlink:actuate="onLoad"/></draw:frame></text:p>
      <text:list xml:id="list100545119643408" text:continue-numbering="true" text:style-name="liste_5f_abc">
        <text:list-item>
          <text:p text:style-name="P59">L’opposé de l’inverse d’un nombre non nul est égal à l’inverse de son opposé.</text:p>
        </text:list-item>
      </text:list>
      <text:p text:style-name="P32"><text:span text:style-name="_5f_pointillés_20_gris"><text:span text:style-name="T20"><draw:frame draw:style-name="fr3" draw:name="Objet10" text:anchor-type="as-char" svg:width="2.104cm" svg:height="0.873cm" draw:z-index="10"><draw:object xlink:href="./Object 10" xlink:type="simple" xlink:show="embed" xlink:actuate="onLoad"/><draw:image xlink:href="./ObjectReplacements/Object 10" xlink:type="simple" xlink:show="embed" xlink:actuate="onLoad"/><svg:desc>formule</svg:desc></draw:frame></text:span></text:span></text:p>
      <text:list xml:id="list100546752302558" text:continue-numbering="true" text:style-name="liste_5f_abc">
        <text:list-item>
          <text:p text:style-name="P62">Le produit des inverses de deux nombres non nuls est égal à l’inverse de leur produit.</text:p>
        </text:list-item>
      </text:list>
      <text:p text:style-name="FILET_5f_POINTILLES"><text:span text:style-name="_5f_pointillés_20_gris"><draw:frame draw:style-name="fr3" draw:name="Objet11" text:anchor-type="as-char" svg:width="2.238cm" svg:height="0.873cm" draw:z-index="11"><draw:object xlink:href="./Object 11" xlink:type="simple" xlink:show="embed" xlink:actuate="onLoad"/><draw:image xlink:href="./ObjectReplacements/Object 11" xlink:type="simple" xlink:show="embed" xlink:actuate="onLoad"/><svg:desc>formule</svg:desc></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Symbol1" svg:font-family="Symbol" style:font-charset="x-symbol"/>
    <style:font-face style:name="Symbol" svg:font-family="Symbol" style:font-adornments="Roman" style:font-charset="x-symbol"/>
    <style:font-face style:name="OpenSymbol3" svg:font-family="OpenSymbol" style:font-pitch="variable" style:font-charset="x-symbol"/>
    <style:font-face style:name="OpenSymbol2" svg:font-family="OpenSymbol" style:font-adornments="Oblique" style:font-pitch="variable" style:font-charset="x-symbol"/>
    <style:font-face style:name="OpenSymbol4" svg:font-family="OpenSymbol"/>
    <style:font-face style:name="OpenSymbol1" svg:font-family="OpenSymbol" style:font-adornments="Roman"/>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OpenSymbol" svg:font-family="OpenSymbol" style:font-adornments="Roman"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Extrémités_20_de_20_ligne_20_10" draw:display-name="Extrémités de ligne 10" svg:viewBox="0 0 1131 1580" svg:d="M1013 1491l118 89-567-1580-564 1580 114-85 136-68 148-46 161-17 161 13 153 46z"/>
    <draw:marker draw:name="Extrémités_20_de_20_ligne_20_11" draw:display-name="Extrémités de ligne 11" svg:viewBox="0 0 1131 1580" svg:d="M1013 1491l118 89-567-1580-564 1580 114-85 136-68 148-46 161-17 161 13 153 46z"/>
    <draw:marker draw:name="Extrémités_20_de_20_ligne_20_12" draw:display-name="Extrémités de ligne 12" svg:viewBox="0 0 1131 1580" svg:d="M1013 1491l118 89-567-1580-564 1580 114-85 136-68 148-46 161-17 161 13 153 46z"/>
    <draw:marker draw:name="Extrémités_20_de_20_ligne_20_14" draw:display-name="Extrémités de ligne 14" svg:viewBox="0 0 836 110" svg:d="M0 0h278 278 280v36 36 38h-278-278-280v-36-36z"/>
    <draw:marker draw:name="Extrémités_20_de_20_ligne_20_7" draw:display-name="Extrémités de ligne 7" svg:viewBox="0 0 1131 1580" svg:d="M1013 1491l118 89-567-1580-564 1580 114-85 136-68 148-46 161-17 161 13 153 46z"/>
    <draw:marker draw:name="Extrémités_20_de_20_ligne_20_8" draw:display-name="Extrémités de ligne 8" svg:viewBox="0 0 1131 1580" svg:d="M1013 1491l118 89-567-1580-564 1580 114-85 136-68 148-46 161-17 161 13 153 46z"/>
    <draw:marker draw:name="Extrémités_20_de_20_ligne_20_9" draw:display-name="Extrémités de ligne 9" svg:viewBox="0 0 1131 1580" svg:d="M1013 1491l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2="1" draw:dots2-length="0.029cm" draw:distance="0.029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3"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2"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2"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2"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2"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2"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3"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3"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4"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2"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3" fo:font-family="OpenSymbol" style:font-pitch="variable" style:font-charset="x-symbol" fo:font-size="10pt" fo:font-style="normal" fo:background-color="transparent" style:font-name-asian="OpenSymbol3" style:font-family-asian="OpenSymbol" style:font-pitch-asian="variable" style:font-charset-asian="x-symbol" style:font-size-asian="12pt" style:font-style-asian="italic" style:font-name-complex="OpenSymbol3"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4"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4"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3"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3"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2"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3"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En-tête">
      <style:text-properties officeooo:paragraph-rsid="0048eb52"/>
    </style:style>
    <style:style style:name="MP2" style:family="paragraph" style:parent-style-name="_5f_Pied_20_de_20_page" style:list-style-name=""/>
    <style:style style:name="MP3" style:family="paragraph" style:parent-style-name="_5f_Pied_20_de_20_page">
      <style:paragraph-properties fo:text-align="end" style:justify-single-word="false"/>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5"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_5f_Pied_20_de_20_page" style:list-style-name="">
      <style:paragraph-properties fo:text-align="end" style:justify-single-word="false"/>
    </style:style>
    <style:style style:name="MP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2"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3" style:family="paragraph" style:parent-style-name="Standard">
      <style:text-properties fo:font-size="2pt" style:font-size-asian="2pt" style:font-size-complex="2pt"/>
    </style:style>
    <style:style style:name="MP14" style:family="paragraph" style:parent-style-name="Header">
      <style:text-properties fo:font-size="3pt" style:font-size-asian="4pt" style:font-size-complex="4pt"/>
    </style:style>
    <style:style style:name="MP15"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6"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7"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En-tête">
      <style:text-properties officeooo:rsid="0013441a" officeooo:paragraph-rsid="004a7c95"/>
    </style:style>
    <style:style style:name="MP24" style:family="paragraph">
      <style:paragraph-properties fo:text-align="center"/>
    </style:style>
    <style:style style:name="MP25"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26" style:family="paragraph" style:parent-style-name="Footer">
      <style:text-properties officeooo:rsid="00178920" officeooo:paragraph-rsid="00178920"/>
    </style:style>
    <style:style style:name="MP27" style:family="paragraph" style:parent-style-name="Folio">
      <style:paragraph-properties fo:text-align="center" style:justify-single-word="false"/>
      <style:text-properties fo:font-size="8pt" officeooo:paragraph-rsid="001ce334" style:font-size-asian="8pt" style:font-size-complex="8pt"/>
    </style:style>
    <style:style style:name="MP2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officeooo:paragraph-rsid="003341e8"/>
    </style:style>
    <style:style style:name="MP30" style:family="paragraph" style:parent-style-name="Header">
      <style:text-properties fo:font-size="14pt" style:font-size-asian="14pt" style:font-size-complex="14pt"/>
    </style:style>
    <style:style style:name="MP31" style:family="paragraph" style:parent-style-name="Header">
      <style:paragraph-properties fo:text-align="end" style:justify-single-word="false"/>
      <style:text-properties fo:font-size="12pt" style:font-size-asian="12pt" style:font-size-complex="12pt"/>
    </style:style>
    <style:style style:name="MT1" style:family="text">
      <style:text-properties officeooo:rsid="0048eb52"/>
    </style:style>
    <style:style style:name="MT2" style:family="text">
      <style:text-properties fo:font-variant="small-caps"/>
    </style:style>
    <style:style style:name="MT3"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loext:opacity="100%" style:font-name="Bitstream Vera Sans1" fo:font-size="16pt" fo:font-weight="bold" style:font-size-asian="16pt" style:font-weight-asian="bold" style:font-size-complex="16pt" style:font-weight-complex="bold"/>
    </style:style>
    <style:style style:name="MT7" style:family="text">
      <style:text-properties officeooo:rsid="0053b3e5"/>
    </style:style>
    <style:style style:name="MT8" style:family="text">
      <style:text-properties style:font-name="Times New Roman" fo:font-size="18pt" fo:font-style="italic" officeooo:rsid="0053b3e5" style:font-size-asian="18pt" style:font-style-asian="italic" style:font-size-complex="18pt" style:font-style-complex="italic"/>
    </style:style>
    <style:style style:name="MT9"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MP1">Série 2: <text:span text:style-name="MT1">Réduire une somme algébrique</text:span></text:p>
      </style:header>
      <style:footer>
        <text:h text:style-name="MP2"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3"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4"><text:span text:style-name="MT2">Série 1 :</text:span> <text:span text:style-name="MT2">???</text:span></text:p>
      </style:header>
      <style:footer>
        <text:p text:style-name="MP5">...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6"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7">Série 2: Multiplier deux nombres relatifs</text:p>
      </style:header>
      <style:footer>
        <text:h text:style-name="MP8"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4"><text:span text:style-name="MT2">Série 2 :</text:span> <text:span text:style-name="MT2">???</text:span></text:p>
      </style:header>
      <style:footer>
        <text:p text:style-name="MP9">Chapitre <text:span text:style-name="MT3">? : ...</text:span></text:p>
      </style:footer>
      <style:footer-left>
        <text:p text:style-name="MP10">Série 2 :<text:tab/> <text:s text:c="87"/>Chapitre G? : ...</text:p>
      </style:footer-left>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1">Synthèse</text:p>
      </style:header>
      <style:footer>
        <text:p text:style-name="MP5">Chapitre ? : ...</text:p>
      </style:footer>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11">Synthèse</text:p>
      </style:header>
      <style:footer>
        <text:p text:style-name="MP9">Chapitre ? : ...</text:p>
      </style:footer>
      <style:footer-left>
        <text:p text:style-name="MP12"/>
      </style:footer-left>
    </style:master-page>
    <style:master-page style:name="_5f_Fiche_20_du_20_livret_20_pair" style:display-name="_Fiche du livret pair" style:page-layout-name="Mpm11">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0">N4 : Fractions</text:p>
              </table:table-cell>
              <table:table-cell table:style-name="Tableau18.A1" office:value-type="string">
                <text:p text:style-name="MP30"/>
              </table:table-cell>
            </table:table-row>
          </table:table-header-rows>
          <table:table-row table:style-name="Tableau18.1">
            <table:covered-table-cell/>
            <table:table-cell table:style-name="Tableau18.A1" office:value-type="string">
              <text:p text:style-name="MP31">Série 1 : Fractions et parts</text:p>
            </table:table-cell>
            <table:table-cell table:style-name="Tableau18.A1" office:value-type="string">
              <text:p text:style-name="MP31"/>
            </table:table-cell>
          </table:table-row>
        </table:table>
        <text:p text:style-name="MP13"/>
      </style:head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4"><text:span text:style-name="MT2">Série 1 :</text:span> <text:span text:style-name="MT2">???</text:span></text:p>
      </style:header>
      <style:footer>
        <text:p text:style-name="MP9">Chapitre ? : ...</text:p>
      </style:footer>
      <style:footer-left>
        <text:p text:style-name="MP10">Série 1 :<text:tab/><text:tab/> <text:s text:c="43"/>Chapitre G? : ...</text:p>
      </style:footer-left>
    </style:master-page>
    <style:master-page style:name="_5f_Fiche_20_format_20_Site" style:display-name="_Fiche format Site" style:page-layout-name="Mpm13">
      <style:header>
        <text:p text:style-name="MP14"/>
        <text:p text:style-name="MP15"><text:span text:style-name="MT4">Chapitre N3 :</text:span> <text:span text:style-name="MT5">Nombres fractions</text:span></text:p>
        <text:p text:style-name="MP16">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4"><text:span text:style-name="MT2">Série 3 :</text:span> <text:span text:style-name="MT2">???</text:span></text:p>
      </style:header>
      <style:footer>
        <text:p text:style-name="MP9">Chapitre ? : ...</text:p>
      </style:footer>
      <style:footer-left>
        <text:p text:style-name="MP17"/>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11">Série 4 : ???</text:p>
      </style:header>
      <style:footer>
        <text:p text:style-name="MP18">Chapitre ? : ...</text:p>
      </style:footer>
      <style:footer-left>
        <text:p text:style-name="MP17"/>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4"><text:span text:style-name="MT2">Série 1 :</text:span> <text:span text:style-name="MT2">???</text:span></text:p>
      </style:header>
      <style:footer>
        <text:p text:style-name="MP5">Chapitre ? : ...</text:p>
      </style:footer>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1">Série 3 : ???</text:p>
      </style:header>
      <style:footer>
        <text:p text:style-name="MP19">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1">Série 4 : ???</text:p>
      </style:header>
      <style:footer>
        <text:p text:style-name="MP19">Chapitre ? : ...</text:p>
      </style:footer>
    </style:master-page>
    <style:master-page style:name="_5f_Fiche_20_du_20_livret_20_Génération_20_5" style:display-name="_Fiche du livret Génération 5" style:page-layout-name="Mpm15">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draw:style-name="Mdp1">
      <style:header>
        <text:p text:style-name="MP23"><draw:frame text:anchor-type="paragraph" draw:z-index="6" draw:name="Forme1" draw:style-name="Mgr1" draw:text-style-name="MP25" svg:width="2.703cm" svg:height="0.715cm" draw:transform="rotate (0.0872664625997165) translate (-0.172861111111111cm 0.218722222222222cm)"><draw:text-box><text:p text:style-name="MP24"><text:span text:style-name="MT6">Série 1</text:span></text:p></draw:text-box></draw:frame><draw:line text:anchor-type="paragraph" draw:z-index="8" draw:name="Forme2" draw:style-name="Mgr2" draw:text-style-name="MP24" svg:x1="10.578cm" svg:y1="0.425cm" svg:x2="20.498cm" svg:y2="0.425cm"><text:p/></draw:line><text:span text:style-name="MT7">Écrire en fonction de </text:span><text:span text:style-name="MT8">x</text:span></text:p>
      </style:header>
      <style:footer>
        <text:p text:style-name="MP26"><draw:frame draw:style-name="Mfr1" draw:name="Cadre1" text:anchor-type="paragraph" svg:y="-0.06cm" draw:z-index="4"><draw:text-box fo:min-height="0.499cm" fo:min-width="1cm"><draw:frame draw:style-name="Mfr2" draw:name="Cadre2" text:anchor-type="frame" svg:x="0.45cm" svg:y="0.079cm" svg:width="0.817cm" draw:z-index="5"><draw:text-box fo:min-height="0.355cm"><text:p text:style-name="MP27"><draw:g text:anchor-type="paragraph" draw:z-index="7" draw:name="Forme3" draw:style-name="Mgr3"><draw:path draw:style-name="Mgr4" draw:text-style-name="MP28" svg:width="0.855cm" svg:height="1.172cm" svg:x="-0.03cm" svg:y="-0.194cm" svg:viewBox="0 0 856 1173" svg:d="M856 1173h-856v-991c0-100 79-182 175-182h505c97 0 176 82 176 182z"><text:p/></draw:path></draw:g><text:page-number text:select-page="current">40</text:page-number></text:p></draw:text-box></draw:frame><text:p text:style-name="MP29"><text:span text:style-name="MT9">Le rôle de la lettre et du signe égal</text:span> • A<text:span text:style-name="MT9">6</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10T10:05:44.200000000</dc:date>
    <meta:printed-by>Katia Hache</meta:printed-by>
    <meta:print-date>2008-12-06T20:07:18</meta:print-date>
    <meta:editing-cycles>131</meta:editing-cycles>
    <meta:editing-duration>P1DT6H36M30S</meta:editing-duration>
    <meta:document-statistic meta:table-count="2" meta:image-count="0" meta:object-count="12" meta:page-count="1" meta:paragraph-count="91" meta:word-count="576" meta:character-count="2909" meta:non-whitespace-character-count="2008"/>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style mathsize="12pt">
        <mi>a</mi>
      </mstyle>
    </mfrac>
    <annotation encoding="StarMath 5.0">{1}over size 12{a}</annotation>
  </semantics>
</math>
</file>

<file path=Object 10/content.xml><?xml version="1.0" encoding="utf-8"?>
<math xmlns="http://www.w3.org/1998/Math/MathML" display="block">
  <semantics>
    <mrow>
      <mrow>
        <mo stretchy="false">−</mo>
        <mspace width="0.5em"/>
      </mrow>
      <mfrac>
        <mn>1</mn>
        <mi>a</mi>
      </mfrac>
      <mrow>
        <mspace width="2em"/>
        <mo stretchy="false">=</mo>
        <mspace width="2em"/>
      </mrow>
      <mfrac>
        <mn>1</mn>
        <mrow>
          <mo stretchy="false">−</mo>
          <mi>a</mi>
        </mrow>
      </mfrac>
    </mrow>
    <annotation encoding="StarMath 5.0">-`{{1}over{a}}~=~ {1}over{-a}</annotation>
  </semantics>
</math>
</file>

<file path=Object 11/content.xml><?xml version="1.0" encoding="utf-8"?>
<math xmlns="http://www.w3.org/1998/Math/MathML" display="block">
  <semantics>
    <mrow>
      <mrow>
        <mfrac>
          <mn>1</mn>
          <mi>a</mi>
        </mfrac>
        <mo stretchy="false">×</mo>
        <mfrac>
          <mn>1</mn>
          <mi>b</mi>
        </mfrac>
      </mrow>
      <mrow>
        <mspace width="2em"/>
        <mo stretchy="false">=</mo>
        <mspace width="2em"/>
      </mrow>
      <mfrac>
        <mn>1</mn>
        <mi mathvariant="italic">ab</mi>
      </mfrac>
    </mrow>
    <annotation encoding="StarMath 5.0"> {1}over{a}times{{1}over{b}} ~=~ {1}over{ab}</annotation>
  </semantics>
</math>
</file>

<file path=Object 12/content.xml><?xml version="1.0" encoding="utf-8"?>
<math xmlns="http://www.w3.org/1998/Math/MathML" display="block">
  <semantics>
    <mstyle mathsize="10pt">
      <mrow>
        <msup>
          <mrow>
            <mo fence="true" form="prefix" stretchy="false">(</mo>
            <mrow>
              <mi mathvariant="italic">ab</mi>
            </mrow>
            <mo fence="true" form="postfix" stretchy="false">)</mo>
          </mrow>
          <mn>2</mn>
        </msup>
        <mrow>
          <mspace width="0.5em"/>
          <mo stretchy="false">=</mo>
          <mspace width="0.5em"/>
        </mrow>
        <msup>
          <mi>a</mi>
          <mn>2</mn>
        </msup>
        <mspace width="0.5em"/>
        <msup>
          <mi>b</mi>
          <mn>2</mn>
        </msup>
      </mrow>
    </mstyle>
    <annotation encoding="StarMath 5.0">size 10 {( ab )^2`=`a^2`b^2}</annotation>
  </semantics>
</math>
</file>

<file path=Object 2/content.xml><?xml version="1.0" encoding="utf-8"?>
<math xmlns="http://www.w3.org/1998/Math/MathML" display="block">
  <semantics>
    <mfrac>
      <mn>1</mn>
      <mstyle mathsize="11pt">
        <mi>a</mi>
      </mstyle>
    </mfrac>
    <annotation encoding="StarMath 5.0">{1}over size 11{a}</annotation>
  </semantics>
</math>
</file>

<file path=Object 3/content.xml><?xml version="1.0" encoding="utf-8"?>
<math xmlns="http://www.w3.org/1998/Math/MathML" display="block">
  <semantics>
    <mfrac>
      <mstyle mathsize="12pt">
        <mi mathvariant="italic">ab</mi>
      </mstyle>
      <mn>2</mn>
    </mfrac>
    <annotation encoding="StarMath 5.0">size 12 {ab}over{2}</annotation>
  </semantics>
</math>
</file>

<file path=Object 4/content.xml><?xml version="1.0" encoding="utf-8"?>
<math xmlns="http://www.w3.org/1998/Math/MathML" display="block">
  <semantics>
    <mfrac>
      <mi mathvariant="italic">na</mi>
      <mi mathvariant="italic">nb</mi>
    </mfrac>
    <annotation encoding="StarMath 5.0">{na}over{nb}</annotation>
  </semantics>
</math>
</file>

<file path=Object 5/content.xml><?xml version="1.0" encoding="utf-8"?>
<math xmlns="http://www.w3.org/1998/Math/MathML" display="block">
  <semantics>
    <mfrac>
      <mi>a</mi>
      <mi>b</mi>
    </mfrac>
    <annotation encoding="StarMath 5.0">{a}over{b}</annotation>
  </semantics>
</math>
</file>

<file path=Object 6/content.xml><?xml version="1.0" encoding="utf-8"?>
<math xmlns="http://www.w3.org/1998/Math/MathML" display="block">
  <semantics>
    <mfrac>
      <mn>1</mn>
      <mn>3</mn>
    </mfrac>
    <annotation encoding="StarMath 5.0">{1}over{3}</annotation>
  </semantics>
</math>
</file>

<file path=Object 7/content.xml><?xml version="1.0" encoding="utf-8"?>
<math xmlns="http://www.w3.org/1998/Math/MathML" display="block">
  <semantics>
    <mfrac>
      <mn>3</mn>
      <mn>8</mn>
    </mfrac>
    <annotation encoding="StarMath 5.0">{3}over{8}</annotation>
  </semantics>
</math>
</file>

<file path=Object 8/content.xml><?xml version="1.0" encoding="utf-8"?>
<math xmlns="http://www.w3.org/1998/Math/MathML" display="block">
  <semantics>
    <mfrac>
      <mn>1</mn>
      <mstyle mathsize="11pt">
        <mrow>
          <mi>a</mi>
          <mrow>
            <mspace width="0.5em"/>
            <mo stretchy="false">+</mo>
            <mspace width="0.5em"/>
          </mrow>
          <mi>b</mi>
        </mrow>
      </mstyle>
    </mfrac>
    <annotation encoding="StarMath 5.0">{1}over size 11 {a`+`b}</annotation>
  </semantics>
</math>
</file>

<file path=Object 9/content.xml><?xml version="1.0" encoding="utf-8"?>
<math xmlns="http://www.w3.org/1998/Math/MathML" display="block">
  <semantics>
    <mfrac>
      <mn>1</mn>
      <mstyle mathsize="12pt">
        <mi>b</mi>
      </mstyle>
    </mfrac>
    <annotation encoding="StarMath 5.0">{1}over size 12{b}</annotation>
  </semantics>
</math>
</file>